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5.232cm"/>
    </style:style>
    <style:style style:name="Table1.B" style:family="table-column">
      <style:table-column-properties style:column-width="11.8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5.858cm"/>
    </style:style>
    <style:style style:name="Table2.B" style:family="table-column">
      <style:table-column-properties style:column-width="11.14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6.625cm"/>
    </style:style>
    <style:style style:name="Table3.B" style:family="table-column">
      <style:table-column-properties style:column-width="10.375cm"/>
    </style:style>
    <style:style style:name="Table3.A1" style:family="table-cell">
      <style:table-cell-properties style:vertical-align="middle" fo:padding="0.049cm" fo:border="none"/>
    </style:style>
    <style:style style:name="P1" style:family="paragraph" style:parent-style-name="Default">
      <style:paragraph-properties fo:text-align="center" style:justify-single-word="false"/>
      <style:text-properties style:font-name="Arial2" fo:font-size="14pt" fo:font-weight="normal" style:font-size-asian="14pt" style:font-weight-asian="normal" style:font-size-complex="14pt" style:font-weight-complex="normal"/>
    </style:style>
    <style:style style:name="P2" style:family="paragraph" style:parent-style-name="Default">
      <style:paragraph-properties fo:text-align="center" style:justify-single-word="false"/>
      <style:text-properties style:font-name="Arial2" fo:font-size="14pt" fo:font-weight="normal" officeooo:rsid="004a4e25" officeooo:paragraph-rsid="004a4e25" style:font-size-asian="14pt" style:font-weight-asian="normal" style:font-size-complex="14pt" style:font-weight-complex="normal"/>
    </style:style>
    <style:style style:name="P3" style:family="paragraph" style:parent-style-name="Default">
      <style:text-properties style:font-name="Arial2" fo:font-weight="normal" style:font-weight-asian="normal" style:font-weight-complex="normal"/>
    </style:style>
    <style:style style:name="P4" style:family="paragraph" style:parent-style-name="Default">
      <style:text-properties style:font-name="Arial2" fo:font-size="12pt" fo:font-weight="normal" style:font-size-asian="12pt" style:font-weight-asian="normal" style:font-size-complex="12pt" style:font-weight-complex="normal"/>
    </style:style>
    <style:style style:name="P5" style:family="paragraph" style:parent-style-name="Table_20_Heading">
      <style:paragraph-properties fo:margin-left="0cm" fo:margin-right="0cm" fo:text-indent="0cm" style:auto-text-indent="false"/>
      <style:text-properties style:font-name="Arial2" fo:font-size="12pt" style:font-size-asian="12pt" style:font-size-complex="12pt"/>
    </style:style>
    <style:style style:name="P6" style:family="paragraph" style:parent-style-name="Table_20_Contents">
      <style:paragraph-properties fo:margin-left="0cm" fo:margin-right="0cm" fo:text-indent="0cm" style:auto-text-indent="false"/>
      <style:text-properties style:font-name="Arial2" fo:font-size="12pt" style:font-size-asian="12pt" style:font-size-complex="12pt"/>
    </style:style>
    <style:style style:name="P7" style:family="paragraph" style:parent-style-name="Table_20_Contents">
      <style:text-properties style:font-name="Arial2" fo:font-size="12pt" style:font-size-asian="12pt" style:font-size-complex="12pt"/>
    </style:style>
    <style:style style:name="P8" style:family="paragraph" style:parent-style-name="Default">
      <style:text-properties style:font-name="Arial2" fo:font-size="12pt" style:font-size-asian="12pt" style:font-size-complex="12pt"/>
    </style:style>
    <style:style style:name="P9" style:family="paragraph" style:parent-style-name="Default">
      <style:text-properties style:font-name="Arial2" fo:font-size="12pt" fo:font-weight="bold" officeooo:rsid="00210076" officeooo:paragraph-rsid="00210076" style:font-size-asian="12pt" style:font-weight-asian="bold" style:font-size-complex="12pt" style:font-weight-complex="bold"/>
    </style:style>
    <style:style style:name="P10" style:family="paragraph" style:parent-style-name="Default">
      <style:text-properties style:font-name="Arial2" fo:font-size="12pt" officeooo:paragraph-rsid="00210076" style:font-size-asian="12pt" style:font-size-complex="12pt"/>
    </style:style>
    <style:style style:name="P11" style:family="paragraph" style:parent-style-name="Preformatted_20_Text">
      <style:text-properties style:font-name="Arial2" fo:font-size="12pt" style:font-size-asian="12pt" style:font-size-complex="12pt"/>
    </style:style>
    <style:style style:name="P12" style:family="paragraph" style:parent-style-name="Preformatted_20_Text">
      <style:paragraph-properties fo:margin-top="0cm" fo:margin-bottom="0.499cm" style:contextual-spacing="false"/>
      <style:text-properties style:font-name="Arial2" fo:font-size="12pt" style:font-size-asian="12pt" style:font-size-complex="12pt"/>
    </style:style>
    <style:style style:name="P13" style:family="paragraph" style:parent-style-name="Default">
      <style:text-properties style:font-name="Arial2" fo:font-size="12pt" fo:font-weight="normal" officeooo:rsid="00210076" officeooo:paragraph-rsid="00210076" style:font-size-asian="12pt" style:font-weight-asian="normal" style:font-size-complex="12pt" style:font-weight-complex="normal"/>
    </style:style>
    <style:style style:name="P14" style:family="paragraph" style:parent-style-name="Preformatted_20_Text">
      <style:text-properties style:font-name="Arial2" fo:font-size="12pt" fo:font-weight="normal" officeooo:rsid="00210076" officeooo:paragraph-rsid="00210076" style:font-size-asian="12pt" style:font-weight-asian="normal" style:font-size-complex="12pt" style:font-weight-complex="normal"/>
    </style:style>
    <style:style style:name="P15" style:family="paragraph" style:parent-style-name="Preformatted_20_Text">
      <style:text-properties style:font-name="Arial2" fo:font-size="12pt" fo:font-weight="bold" officeooo:rsid="00210076" officeooo:paragraph-rsid="00210076" style:font-size-asian="12pt" style:font-weight-asian="bold" style:font-size-complex="12pt" style:font-weight-complex="bold"/>
    </style:style>
    <style:style style:name="P16"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style:font-size-asian="12pt" style:font-size-complex="12pt"/>
    </style:style>
    <style:style style:name="P17"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paragraph-rsid="002257ee" style:font-size-asian="12pt" style:font-size-complex="12pt"/>
    </style:style>
    <style:style style:name="P18"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bold" style:font-size-asian="12pt" style:font-weight-asian="bold" style:font-size-complex="12pt"/>
    </style:style>
    <style:style style:name="P19"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fo:font-weight="normal" officeooo:rsid="002257ee" officeooo:paragraph-rsid="002257ee"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rsid="00238172" officeooo:paragraph-rsid="00238172" style:font-size-asian="12pt" style:font-size-complex="12pt"/>
    </style:style>
    <style:style style:name="P21"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fo:font-weight="normal" officeooo:rsid="00238172" officeooo:paragraph-rsid="00238172" style:font-size-asian="12pt" style:font-weight-asian="normal" style:font-size-complex="12pt" style:font-weight-complex="normal"/>
    </style:style>
    <style:style style:name="P22" style:family="paragraph" style:parent-style-name="Default">
      <style:paragraph-properties fo:margin-left="0cm" fo:margin-right="0cm" fo:margin-top="0cm" fo:margin-bottom="0.499cm" style:contextual-spacing="false" fo:text-indent="0cm" style:auto-text-indent="false"/>
      <style:text-properties style:font-name="Arial2" fo:font-size="12pt" officeooo:rsid="00238172" officeooo:paragraph-rsid="00238172" style:font-size-asian="12pt" style:font-size-complex="12pt"/>
    </style:style>
    <style:style style:name="P23"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normal" officeooo:rsid="00238172" officeooo:paragraph-rsid="00238172" style:font-size-asian="12pt" style:font-weight-asian="normal" style:font-size-complex="12pt" style:font-weight-complex="normal"/>
    </style:style>
    <style:style style:name="P24"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bold" officeooo:rsid="00238172" officeooo:paragraph-rsid="00238172" style:font-size-asian="12pt" style:font-weight-asian="bold" style:font-size-complex="12pt" style:font-weight-complex="normal"/>
    </style:style>
    <style:style style:name="P25" style:family="paragraph" style:parent-style-name="Default">
      <style:paragraph-properties fo:margin-left="0cm" fo:margin-right="0cm" fo:margin-top="0cm" fo:margin-bottom="0.499cm" style:contextual-spacing="false" fo:text-indent="0cm" style:auto-text-indent="false"/>
      <style:text-properties style:font-name="Arial2" fo:font-size="12pt" officeooo:rsid="0024e491" officeooo:paragraph-rsid="0024e491" style:font-size-asian="12pt" style:font-size-complex="12pt"/>
    </style:style>
    <style:style style:name="P26"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normal" officeooo:rsid="0024e491" officeooo:paragraph-rsid="0024e491" style:font-size-asian="12pt" style:font-weight-asian="normal" style:font-size-complex="12pt" style:font-weight-complex="normal"/>
    </style:style>
    <style:style style:name="P27" style:family="paragraph" style:parent-style-name="Default">
      <style:paragraph-properties fo:margin-left="0cm" fo:margin-right="0cm" fo:margin-top="0cm" fo:margin-bottom="0.499cm" style:contextual-spacing="false" fo:text-indent="0cm" style:auto-text-indent="false"/>
      <style:text-properties fo:color="#c9211e" loext:opacity="100%" style:font-name="Arial2" fo:font-size="12pt" officeooo:rsid="00238172" officeooo:paragraph-rsid="00238172" style:font-size-asian="12pt" style:font-size-complex="12pt"/>
    </style:style>
    <style:style style:name="P28"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bold" officeooo:rsid="00238172" officeooo:paragraph-rsid="00238172" style:font-size-asian="12pt" style:font-weight-asian="bold" style:font-size-complex="12pt"/>
    </style:style>
    <style:style style:name="P29"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paragraph-rsid="00238172" style:font-size-asian="12pt" style:font-size-complex="12pt"/>
    </style:style>
    <style:style style:name="P30" style:family="paragraph" style:parent-style-name="Preformatted_20_Text">
      <style:paragraph-properties fo:margin-left="0cm" fo:margin-right="0cm" fo:margin-top="0cm" fo:margin-bottom="0.499cm" style:contextual-spacing="false" fo:text-indent="0cm" style:auto-text-indent="false"/>
      <style:text-properties fo:color="#c9211e" loext:opacity="100%" style:font-name="Arial2" fo:font-size="12pt" officeooo:rsid="00238172" officeooo:paragraph-rsid="00238172" style:font-size-asian="12pt" style:font-size-complex="12pt"/>
    </style:style>
    <style:style style:name="P31"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bold" officeooo:paragraph-rsid="00238172" style:font-size-asian="12pt" style:font-weight-asian="bold" style:font-size-complex="12pt"/>
    </style:style>
    <style:style style:name="P32"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rsid="00238172" officeooo:paragraph-rsid="00306bdc" style:font-size-asian="12pt" style:font-size-complex="12pt"/>
    </style:style>
    <style:style style:name="P33"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rsid="00238172" officeooo:paragraph-rsid="0030c345" style:font-size-asian="12pt" style:font-size-complex="12pt"/>
    </style:style>
    <style:style style:name="P34"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rsid="0030c345" officeooo:paragraph-rsid="0030c345" style:font-size-asian="12pt" style:font-size-complex="12pt"/>
    </style:style>
    <style:style style:name="P35"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bold" officeooo:rsid="0030c345" officeooo:paragraph-rsid="0030c345" style:font-size-asian="12pt" style:font-weight-asian="bold" style:font-size-complex="12pt"/>
    </style:style>
    <style:style style:name="P36"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paragraph-rsid="003740d5" style:font-size-asian="12pt" style:font-size-complex="12pt"/>
    </style:style>
    <style:style style:name="P37"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officeooo:rsid="003740d5" officeooo:paragraph-rsid="003740d5" style:font-size-asian="12pt" style:font-size-complex="12pt"/>
    </style:style>
    <style:style style:name="P38"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fo:font-style="normal" officeooo:rsid="003740d5" officeooo:paragraph-rsid="003740d5" style:font-size-asian="12pt" style:font-style-asian="normal" style:font-size-complex="12pt"/>
    </style:style>
    <style:style style:name="P39"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bold" officeooo:rsid="003740d5" officeooo:paragraph-rsid="003740d5" style:font-size-asian="12pt" style:font-weight-asian="bold" style:font-size-complex="12pt"/>
    </style:style>
    <style:style style:name="P40"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normal" officeooo:rsid="0038875d" officeooo:paragraph-rsid="0038875d" style:font-size-asian="12pt" style:font-weight-asian="normal" style:font-size-complex="12pt" style:font-weight-complex="normal"/>
    </style:style>
    <style:style style:name="P41"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fo:font-weight="normal" officeooo:rsid="0038875d" officeooo:paragraph-rsid="0038875d"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fo:font-weight="normal" officeooo:rsid="003a702e" officeooo:paragraph-rsid="003a702e" style:font-size-asian="12pt" style:font-weight-asian="normal" style:font-size-complex="12pt" style:font-weight-complex="normal"/>
    </style:style>
    <style:style style:name="P43" style:family="paragraph" style:parent-style-name="Preformatted_20_Text">
      <style:paragraph-properties fo:margin-left="0cm" fo:margin-right="0cm" fo:margin-top="0cm" fo:margin-bottom="0.499cm" style:contextual-spacing="false" fo:text-indent="0cm" style:auto-text-indent="false"/>
      <style:text-properties fo:color="#c9211e" loext:opacity="100%" style:font-name="Arial2" fo:font-size="12pt" fo:font-weight="normal" officeooo:rsid="0038875d" officeooo:paragraph-rsid="0038875d" style:font-size-asian="12pt" style:font-weight-asian="normal" style:font-size-complex="12pt" style:font-weight-complex="normal"/>
    </style:style>
    <style:style style:name="P44" style:family="paragraph" style:parent-style-name="Preformatted_20_Text">
      <style:paragraph-properties fo:margin-left="0cm" fo:margin-right="0cm" fo:margin-top="0cm" fo:margin-bottom="0.499cm" style:contextual-spacing="false" fo:text-indent="0cm" style:auto-text-indent="false"/>
      <style:text-properties fo:color="#c9211e" loext:opacity="100%" style:font-name="Arial2" fo:font-size="12pt" fo:font-weight="normal" officeooo:rsid="0038875d" officeooo:paragraph-rsid="003a702e" style:font-size-asian="12pt" style:font-weight-asian="normal" style:font-size-complex="12pt" style:font-weight-complex="normal"/>
    </style:style>
    <style:style style:name="P45"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normal" officeooo:rsid="0038875d" officeooo:paragraph-rsid="003a702e" style:font-size-asian="12pt" style:font-weight-asian="normal" style:font-size-complex="12pt" style:font-weight-complex="normal"/>
    </style:style>
    <style:style style:name="P46"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bold" officeooo:rsid="0038875d" officeooo:paragraph-rsid="003a702e" style:font-size-asian="12pt" style:font-weight-asian="bold" style:font-size-complex="12pt" style:font-weight-complex="normal"/>
    </style:style>
    <style:style style:name="P47"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fo:font-weight="normal" officeooo:rsid="0038875d" officeooo:paragraph-rsid="003a702e"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cm" style:contextual-spacing="false" fo:text-indent="0cm" style:auto-text-indent="false"/>
      <style:text-properties style:font-name="Arial2" fo:font-size="12pt" style:font-size-asian="12pt" style:font-size-complex="12pt"/>
    </style:style>
    <style:style style:name="P49" style:family="paragraph" style:parent-style-name="Preformatted_20_Text">
      <style:paragraph-properties fo:margin-left="0cm" fo:margin-right="0cm" fo:margin-top="0cm" fo:margin-bottom="0.499cm" style:contextual-spacing="false" fo:text-indent="0cm" style:auto-text-indent="false"/>
      <style:text-properties style:font-name="Arial2" fo:font-size="12pt" fo:font-weight="normal" officeooo:rsid="004551cf" officeooo:paragraph-rsid="004551cf" style:font-size-asian="12pt" style:font-weight-asian="normal" style:font-size-complex="12pt" style:font-weight-complex="normal"/>
    </style:style>
    <style:style style:name="P50" style:family="paragraph" style:parent-style-name="Default">
      <style:paragraph-properties fo:margin-left="0cm" fo:margin-right="0cm" fo:margin-top="0cm" fo:margin-bottom="0.499cm" style:contextual-spacing="false" fo:text-indent="0cm" style:auto-text-indent="false"/>
      <style:text-properties style:font-name="Arial2" fo:font-size="12pt" fo:font-weight="normal" officeooo:rsid="004551cf" officeooo:paragraph-rsid="004551cf" style:font-size-asian="12pt" style:font-weight-asian="normal" style:font-size-complex="12pt" style:font-weight-complex="normal"/>
    </style:style>
    <style:style style:name="T1" style:family="text">
      <style:text-properties style:text-line-through-style="none" style:text-line-through-type="none" fo:font-size="11pt" style:text-underline-style="none" fo:font-weight="normal" style:font-size-asian="11pt" style:font-weight-asian="normal"/>
    </style:style>
    <style:style style:name="T2" style:family="text">
      <style:text-properties fo:font-size="11pt" style:font-size-asian="11pt"/>
    </style:style>
    <style:style style:name="T3" style:family="text">
      <style:text-properties fo:font-weight="bold" style:font-weight-asian="bold"/>
    </style:style>
    <style:style style:name="T4" style:family="text">
      <style:text-properties fo:color="#c9211e" loext:opacity="100%"/>
    </style:style>
    <style:style style:name="T5" style:family="text">
      <style:text-properties officeooo:rsid="00488b48"/>
    </style:style>
    <style:style style:name="T6" style:family="text">
      <style:text-properties fo:font-weight="normal" officeooo:rsid="00210076" style:font-weight-asian="normal" style:font-weight-complex="normal"/>
    </style:style>
    <style:style style:name="T7" style:family="text">
      <style:text-properties officeooo:rsid="00313b87"/>
    </style:style>
    <style:style style:name="T8" style:family="text">
      <style:text-properties fo:font-weight="normal" officeooo:rsid="002257ee" style:font-weight-asian="normal" style:font-weight-complex="normal"/>
    </style:style>
    <style:style style:name="T9" style:family="text">
      <style:text-properties fo:color="#c9211e" loext:opacity="100%" fo:font-weight="normal" officeooo:rsid="002257ee" style:font-weight-asian="normal" style:font-weight-complex="normal"/>
    </style:style>
    <style:style style:name="T10" style:family="text">
      <style:text-properties fo:color="#c9211e" loext:opacity="100%"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c9211e" loext:opacity="100%" officeooo:rsid="00490e51"/>
    </style:style>
    <style:style style:name="T13" style:family="text">
      <style:text-properties officeooo:rsid="00490e51"/>
    </style:style>
    <style:style style:name="T14" style:family="text">
      <style:text-properties officeooo:rsid="00238172"/>
    </style:style>
    <style:style style:name="T15" style:family="text">
      <style:text-properties fo:color="#c9211e" loext:opacity="100%" officeooo:rsid="00306bdc"/>
    </style:style>
    <style:style style:name="T16" style:family="text">
      <style:text-properties officeooo:rsid="00306bdc"/>
    </style:style>
    <style:style style:name="T17" style:family="text">
      <style:text-properties fo:color="#c9211e" loext:opacity="100%" officeooo:rsid="0030c345"/>
    </style:style>
    <style:style style:name="T18" style:family="text">
      <style:text-properties officeooo:rsid="0030c345"/>
    </style:style>
    <style:style style:name="T19" style:family="text">
      <style:text-properties fo:color="#c9211e" loext:opacity="100%" officeooo:rsid="003740d5"/>
    </style:style>
    <style:style style:name="T20" style:family="text">
      <style:text-properties officeooo:rsid="003740d5"/>
    </style:style>
    <style:style style:name="T21" style:family="text">
      <style:text-properties fo:font-style="italic" style:font-style-asian="italic"/>
    </style:style>
    <style:style style:name="T22" style:family="text">
      <style:text-properties fo:font-style="normal" style:font-style-asian="normal"/>
    </style:style>
    <style:style style:name="T23" style:family="text">
      <style:text-properties officeooo:rsid="003a702e"/>
    </style:style>
    <style:style style:name="T24" style:family="text">
      <style:text-properties officeooo:rsid="003c32c4"/>
    </style:style>
    <style:style style:name="T25" style:family="text">
      <style:text-properties officeooo:rsid="00411c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P1" loext:marker-style-name="T1"><text:s/>TP5: MongoDB desde la consola de comandos </text:p>
      <text:p text:style-name="P2" loext:marker-style-name="T1">{‘INTEGRANTES’: [</text:p>
      <text:p text:style-name="P2" loext:marker-style-name="T1">‘Mariano Cabeda’</text:p>
      <text:p text:style-name="P2" loext:marker-style-name="T1">‘Emiliano Choque’,</text:p>
      <text:p text:style-name="P2" loext:marker-style-name="T1">‘Lucas Medina’,</text:p>
      <text:p text:style-name="P2" loext:marker-style-name="T1">‘Nicolas Davila’]}</text:p>
      <text:p text:style-name="P3" loext:marker-style-name="T1"><text:span text:style-name="T2"/></text:p>
      <text:p text:style-name="P4" loext:marker-style-name="T1">COMANDOS BÁSICOS</text:p>
      <text:p text:style-name="P4" loext:marker-style-name="T1">Comando más importante ya que les dará acceso al universo de comandos Mongo</text:p>
      <text:p text:style-name="P4" loext:marker-style-name="T1">help</text:p>
      <text:p text:style-name="P4" loext:marker-style-name="T1"/>
      <table:table table:name="Table1" table:style-name="Table1">
        <table:table-column table:style-name="Table1.A"/>
        <table:table-column table:style-name="Table1.B"/>
        <table:table-row>
          <table:table-cell table:style-name="Table1.A1" office:value-type="string">
            <text:p text:style-name="P5">use</text:p>
          </table:table-cell>
          <table:table-cell table:style-name="Table1.A1" office:value-type="string">
            <text:p text:style-name="P6">Set current database</text:p>
          </table:table-cell>
        </table:table-row>
        <table:table-row>
          <table:table-cell table:style-name="Table1.A1" office:value-type="string">
            <text:p text:style-name="P5">show</text:p>
          </table:table-cell>
          <table:table-cell table:style-name="Table1.A1" office:value-type="string">
            <text:p text:style-name="P6">'show databases'/'show dbs': Print a list of all available databases. 'show collections'/'show tables': Print a list of all collections for current database. 'show profile': Prints system.profile information. 'show users': Print a list of all users for current database. 'show roles': Print a list of all roles for current database. 'show log &lt;type&gt;': log for current connection, if type is not set uses 'global' 'show logs': Print all logs.</text:p>
          </table:table-cell>
        </table:table-row>
        <table:table-row>
          <table:table-cell table:style-name="Table1.A1" office:value-type="string">
            <text:p text:style-name="P5">exit</text:p>
          </table:table-cell>
          <table:table-cell table:style-name="Table1.A1" office:value-type="string">
            <text:p text:style-name="P6">Quit the MongoDB shell with exit/exit()/.exit</text:p>
          </table:table-cell>
        </table:table-row>
        <table:table-row>
          <table:table-cell table:style-name="Table1.A1" office:value-type="string">
            <text:p text:style-name="P5">quit</text:p>
          </table:table-cell>
          <table:table-cell table:style-name="Table1.A1" office:value-type="string">
            <text:p text:style-name="P6">Quit the MongoDB shell with quit/quit()</text:p>
          </table:table-cell>
        </table:table-row>
        <table:table-row>
          <table:table-cell table:style-name="Table1.A1" office:value-type="string">
            <text:p text:style-name="P5">Mongo</text:p>
          </table:table-cell>
          <table:table-cell table:style-name="Table1.A1" office:value-type="string">
            <text:p text:style-name="P6">Create a new connection and return the Mongo object. Usage: new Mongo(URI, options [optional])</text:p>
          </table:table-cell>
        </table:table-row>
        <table:table-row>
          <table:table-cell table:style-name="Table1.A1" office:value-type="string">
            <text:p text:style-name="P5">connect</text:p>
          </table:table-cell>
          <table:table-cell table:style-name="Table1.A1" office:value-type="string">
            <text:p text:style-name="P6">Create a new connection and return the Database object. Usage: connect(URI, username [optional], password [optional])</text:p>
          </table:table-cell>
        </table:table-row>
        <table:table-row>
          <table:table-cell table:style-name="Table1.A1" office:value-type="string">
            <text:p text:style-name="P5">it</text:p>
          </table:table-cell>
          <table:table-cell table:style-name="Table1.A1" office:value-type="string">
            <text:p text:style-name="P6">result of the last line evaluated; use to further iterate</text:p>
          </table:table-cell>
        </table:table-row>
        <table:table-row>
          <table:table-cell table:style-name="Table1.A1" office:value-type="string">
            <text:p text:style-name="P5">version</text:p>
          </table:table-cell>
          <table:table-cell table:style-name="Table1.A1" office:value-type="string">
            <text:p text:style-name="P6">Shell version</text:p>
          </table:table-cell>
        </table:table-row>
        <table:table-row>
          <table:table-cell table:style-name="Table1.A1" office:value-type="string">
            <text:p text:style-name="P5">load</text:p>
          </table:table-cell>
          <table:table-cell table:style-name="Table1.A1" office:value-type="string">
            <text:p text:style-name="P6">Loads and runs a JavaScript file into the current shell environment</text:p>
          </table:table-cell>
        </table:table-row>
        <table:table-row>
          <table:table-cell table:style-name="Table1.A1" office:value-type="string">
            <text:p text:style-name="P5">enableTelemetry</text:p>
          </table:table-cell>
          <table:table-cell table:style-name="Table1.A1" office:value-type="string">
            <text:p text:style-name="P6">Enables collection of anonymous usage data to improve the mongosh CLI</text:p>
          </table:table-cell>
        </table:table-row>
        <table:table-row>
          <table:table-cell table:style-name="Table1.A1" office:value-type="string">
            <text:p text:style-name="P5">disableTelemetry</text:p>
          </table:table-cell>
          <table:table-cell table:style-name="Table1.A1" office:value-type="string">
            <text:p text:style-name="P6">Disables collection of anonymous usage data to improve the mongosh CLI</text:p>
          </table:table-cell>
        </table:table-row>
        <table:table-row>
          <table:table-cell table:style-name="Table1.A1" office:value-type="string">
            <text:p text:style-name="P5">passwordPrompt</text:p>
          </table:table-cell>
          <table:table-cell table:style-name="Table1.A1" office:value-type="string">
            <text:p text:style-name="P6">Prompts the user for a password</text:p>
          </table:table-cell>
        </table:table-row>
        <table:table-row>
          <table:table-cell table:style-name="Table1.A1" office:value-type="string">
            <text:p text:style-name="P5">sleep</text:p>
          </table:table-cell>
          <table:table-cell table:style-name="Table1.A1" office:value-type="string">
            <text:p text:style-name="P6">Sleep for the specified number of milliseconds</text:p>
          </table:table-cell>
        </table:table-row>
        <table:table-row>
          <table:table-cell table:style-name="Table1.A1" office:value-type="string">
            <text:p text:style-name="P5">print</text:p>
          </table:table-cell>
          <table:table-cell table:style-name="Table1.A1" office:value-type="string">
            <text:p text:style-name="P6">Prints the contents of an object to the output</text:p>
          </table:table-cell>
        </table:table-row>
        <table:table-row>
          <table:table-cell table:style-name="Table1.A1" office:value-type="string">
            <text:p text:style-name="P5">printjson</text:p>
          </table:table-cell>
          <table:table-cell table:style-name="Table1.A1" office:value-type="string">
            <text:p text:style-name="P6">Alias for print()</text:p>
          </table:table-cell>
        </table:table-row>
        <table:table-row>
          <table:table-cell table:style-name="Table1.A1" office:value-type="string">
            <text:p text:style-name="P5">convertShardKeyToHashed</text:p>
          </table:table-cell>
          <table:table-cell table:style-name="Table1.A1" office:value-type="string">
            <text:p text:style-name="P6">Returns the hashed value for the input using the same hashing function as a hashed index.</text:p>
          </table:table-cell>
        </table:table-row>
        <table:table-row>
          <table:table-cell table:style-name="Table1.A1" office:value-type="string">
            <text:p text:style-name="P5">cls</text:p>
          </table:table-cell>
          <table:table-cell table:style-name="Table1.A1" office:value-type="string">
            <text:p text:style-name="P6">Clears the screen like console.clear()</text:p>
          </table:table-cell>
        </table:table-row>
        <table:table-row>
          <table:table-cell table:style-name="Table1.A1" office:value-type="string">
            <text:p text:style-name="P5">isInteractive</text:p>
          </table:table-cell>
          <table:table-cell table:style-name="Table1.A1" office:value-type="string">
            <text:p text:style-name="P7">Returns whether the shell will enter or has entered interactive mode</text:p>
          </table:table-cell>
        </table:table-row>
      </table:table>
      <text:p text:style-name="P4" loext:marker-style-name="T1"/>
      <text:p text:style-name="P4" loext:marker-style-name="T1"/>
      <text:p text:style-name="P4" loext:marker-style-name="T1"/>
      <text:p text:style-name="P4" loext:marker-style-name="T1"><text:soft-page-break/></text:p>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db.help()</text:p>
      <text:p text:style-name="P4" loext:marker-style-name="T1"/>
      <table:table table:name="Table2" table:style-name="Table2">
        <table:table-column table:style-name="Table2.A"/>
        <table:table-column table:style-name="Table2.B"/>
        <table:table-row>
          <table:table-cell table:style-name="Table2.A1" office:value-type="string">
            <text:p text:style-name="P5">getMongo</text:p>
          </table:table-cell>
          <table:table-cell table:style-name="Table2.A1" office:value-type="string">
            <text:p text:style-name="P6">Returns the current database connection</text:p>
          </table:table-cell>
        </table:table-row>
        <table:table-row>
          <table:table-cell table:style-name="Table2.A1" office:value-type="string">
            <text:p text:style-name="P5">getName</text:p>
          </table:table-cell>
          <table:table-cell table:style-name="Table2.A1" office:value-type="string">
            <text:p text:style-name="P6">Returns the name of the DB</text:p>
          </table:table-cell>
        </table:table-row>
        <table:table-row>
          <table:table-cell table:style-name="Table2.A1" office:value-type="string">
            <text:p text:style-name="P5">getCollectionNames</text:p>
          </table:table-cell>
          <table:table-cell table:style-name="Table2.A1" office:value-type="string">
            <text:p text:style-name="P6">Returns an array containing the names of all collections in the current database.</text:p>
          </table:table-cell>
        </table:table-row>
        <table:table-row>
          <table:table-cell table:style-name="Table2.A1" office:value-type="string">
            <text:p text:style-name="P5">getCollectionInfos</text:p>
          </table:table-cell>
          <table:table-cell table:style-name="Table2.A1" office:value-type="string">
            <text:p text:style-name="P6">Returns an array of documents with collection information, i.e. collection name and options, for the current database.</text:p>
          </table:table-cell>
        </table:table-row>
        <table:table-row>
          <table:table-cell table:style-name="Table2.A1" office:value-type="string">
            <text:p text:style-name="P5">runCommand</text:p>
          </table:table-cell>
          <table:table-cell table:style-name="Table2.A1" office:value-type="string">
            <text:p text:style-name="P6">Runs an arbitrary command on the database.</text:p>
          </table:table-cell>
        </table:table-row>
        <table:table-row>
          <table:table-cell table:style-name="Table2.A1" office:value-type="string">
            <text:p text:style-name="P5">adminCommand</text:p>
          </table:table-cell>
          <table:table-cell table:style-name="Table2.A1" office:value-type="string">
            <text:p text:style-name="P6">Runs an arbitrary command against the admin database.</text:p>
          </table:table-cell>
        </table:table-row>
        <table:table-row>
          <table:table-cell table:style-name="Table2.A1" office:value-type="string">
            <text:p text:style-name="P5">aggregate</text:p>
          </table:table-cell>
          <table:table-cell table:style-name="Table2.A1" office:value-type="string">
            <text:p text:style-name="P6">Runs a specified admin/diagnostic pipeline which does not require an underlying collection.</text:p>
          </table:table-cell>
        </table:table-row>
        <table:table-row>
          <table:table-cell table:style-name="Table2.A1" office:value-type="string">
            <text:p text:style-name="P5">getSiblingDB</text:p>
          </table:table-cell>
          <table:table-cell table:style-name="Table2.A1" office:value-type="string">
            <text:p text:style-name="P6">Returns another database without modifying the db variable in the shell environment.</text:p>
          </table:table-cell>
        </table:table-row>
        <table:table-row>
          <table:table-cell table:style-name="Table2.A1" office:value-type="string">
            <text:p text:style-name="P5">getCollection</text:p>
          </table:table-cell>
          <table:table-cell table:style-name="Table2.A1" office:value-type="string">
            <text:p text:style-name="P6">Returns a collection or a view object that is functionally equivalent to using the db.&lt;collectionName&gt;.</text:p>
          </table:table-cell>
        </table:table-row>
        <table:table-row>
          <table:table-cell table:style-name="Table2.A1" office:value-type="string">
            <text:p text:style-name="P5">dropDatabase</text:p>
          </table:table-cell>
          <table:table-cell table:style-name="Table2.A1" office:value-type="string">
            <text:p text:style-name="P6">Removes the current database, deleting the associated data files.</text:p>
          </table:table-cell>
        </table:table-row>
        <table:table-row>
          <table:table-cell table:style-name="Table2.A1" office:value-type="string">
            <text:p text:style-name="P5">createUser</text:p>
          </table:table-cell>
          <table:table-cell table:style-name="Table2.A1" office:value-type="string">
            <text:p text:style-name="P6">Creates a new user for the database on which the method is run. db.createUser() returns a duplicate user error if the user already exists on the database.</text:p>
          </table:table-cell>
        </table:table-row>
        <table:table-row>
          <table:table-cell table:style-name="Table2.A1" office:value-type="string">
            <text:p text:style-name="P5">updateUser</text:p>
          </table:table-cell>
          <table:table-cell table:style-name="Table2.A1" office:value-type="string">
            <text:p text:style-name="P6">Updates the user’s profile on the database on which you run the method. An update to a field completely replaces the previous field’s values. This includes updates to the user’s roles array.</text:p>
          </table:table-cell>
        </table:table-row>
        <table:table-row>
          <table:table-cell table:style-name="Table2.A1" office:value-type="string">
            <text:p text:style-name="P5">changeUserPassword</text:p>
          </table:table-cell>
          <table:table-cell table:style-name="Table2.A1" office:value-type="string">
            <text:p text:style-name="P6">Updates a user’s password. Run the method in the database where the user is defined, i.e. the database you created the user.</text:p>
          </table:table-cell>
        </table:table-row>
        <table:table-row>
          <table:table-cell table:style-name="Table2.A1" office:value-type="string">
            <text:p text:style-name="P5">logout</text:p>
          </table:table-cell>
          <table:table-cell table:style-name="Table2.A1" office:value-type="string">
            <text:p text:style-name="P6">Ends the current authentication session. This function has no effect if the current session is not authenticated.</text:p>
          </table:table-cell>
        </table:table-row>
        <table:table-row>
          <table:table-cell table:style-name="Table2.A1" office:value-type="string">
            <text:p text:style-name="P5">dropUser</text:p>
          </table:table-cell>
          <table:table-cell table:style-name="Table2.A1" office:value-type="string">
            <text:p text:style-name="P6">Removes the user from the current database.</text:p>
          </table:table-cell>
        </table:table-row>
        <table:table-row>
          <table:table-cell table:style-name="Table2.A1" office:value-type="string">
            <text:p text:style-name="P5">dropAllUsers</text:p>
          </table:table-cell>
          <table:table-cell table:style-name="Table2.A1" office:value-type="string">
            <text:p text:style-name="P6">Removes all users from the current database.</text:p>
          </table:table-cell>
        </table:table-row>
        <table:table-row>
          <table:table-cell table:style-name="Table2.A1" office:value-type="string">
            <text:p text:style-name="P5">auth</text:p>
          </table:table-cell>
          <table:table-cell table:style-name="Table2.A1" office:value-type="string">
            <text:p text:style-name="P6">Allows a user to authenticate to the database from within the shell.</text:p>
          </table:table-cell>
        </table:table-row>
        <table:table-row>
          <table:table-cell table:style-name="Table2.A1" office:value-type="string">
            <text:p text:style-name="P5">grantRolesToUser</text:p>
          </table:table-cell>
          <table:table-cell table:style-name="Table2.A1" office:value-type="string">
            <text:p text:style-name="P6">Grants additional roles to a user.</text:p>
          </table:table-cell>
        </table:table-row>
        <table:table-row>
          <table:table-cell table:style-name="Table2.A1" office:value-type="string">
            <text:p text:style-name="P5">revokeRolesFromUser</text:p>
          </table:table-cell>
          <table:table-cell table:style-name="Table2.A1" office:value-type="string">
            <text:p text:style-name="P6">Removes a one or more roles from a user on the current database.</text:p>
          </table:table-cell>
        </table:table-row>
        <text:soft-page-break/>
        <table:table-row>
          <table:table-cell table:style-name="Table2.A1" office:value-type="string">
            <text:p text:style-name="P5">getUser</text:p>
          </table:table-cell>
          <table:table-cell table:style-name="Table2.A1" office:value-type="string">
            <text:p text:style-name="P6">Returns user information for a specified user. Run this method on the user’s database. The user must exist on the database on which the method runs.</text:p>
          </table:table-cell>
        </table:table-row>
        <table:table-row>
          <table:table-cell table:style-name="Table2.A1" office:value-type="string">
            <text:p text:style-name="P5">getUsers</text:p>
          </table:table-cell>
          <table:table-cell table:style-name="Table2.A1" office:value-type="string">
            <text:p text:style-name="P6">Returns information for all the users in the database.</text:p>
          </table:table-cell>
        </table:table-row>
        <table:table-row>
          <table:table-cell table:style-name="Table2.A1" office:value-type="string">
            <text:p text:style-name="P5">createCollection</text:p>
          </table:table-cell>
          <table:table-cell table:style-name="Table2.A1" office:value-type="string">
            <text:p text:style-name="P6">Create new collection</text:p>
          </table:table-cell>
        </table:table-row>
        <table:table-row>
          <table:table-cell table:style-name="Table2.A1" office:value-type="string">
            <text:p text:style-name="P5">createEncryptedCollection</text:p>
          </table:table-cell>
          <table:table-cell table:style-name="Table2.A1" office:value-type="string">
            <text:p text:style-name="P6">Creates a new collection with a list of encrypted fields each with unique and auto-created data encryption keys (DEKs). This is a utility function that internally utilises ClientEnryption.createEncryptedCollection.</text:p>
          </table:table-cell>
        </table:table-row>
        <table:table-row>
          <table:table-cell table:style-name="Table2.A1" office:value-type="string">
            <text:p text:style-name="P5">createView</text:p>
          </table:table-cell>
          <table:table-cell table:style-name="Table2.A1" office:value-type="string">
            <text:p text:style-name="P6">Create new view</text:p>
          </table:table-cell>
        </table:table-row>
        <table:table-row>
          <table:table-cell table:style-name="Table2.A1" office:value-type="string">
            <text:p text:style-name="P5">createRole</text:p>
          </table:table-cell>
          <table:table-cell table:style-name="Table2.A1" office:value-type="string">
            <text:p text:style-name="P6">Creates a new role.</text:p>
          </table:table-cell>
        </table:table-row>
        <table:table-row>
          <table:table-cell table:style-name="Table2.A1" office:value-type="string">
            <text:p text:style-name="P5">updateRole</text:p>
          </table:table-cell>
          <table:table-cell table:style-name="Table2.A1" office:value-type="string">
            <text:p text:style-name="P6">Updates the role’s profile on the database on which you run the method. An update to a field completely replaces the previous field’s values.</text:p>
          </table:table-cell>
        </table:table-row>
        <table:table-row>
          <table:table-cell table:style-name="Table2.A1" office:value-type="string">
            <text:p text:style-name="P5">dropRole</text:p>
          </table:table-cell>
          <table:table-cell table:style-name="Table2.A1" office:value-type="string">
            <text:p text:style-name="P6">Removes the role from the current database.</text:p>
          </table:table-cell>
        </table:table-row>
        <table:table-row>
          <table:table-cell table:style-name="Table2.A1" office:value-type="string">
            <text:p text:style-name="P5">dropAllRoles</text:p>
          </table:table-cell>
          <table:table-cell table:style-name="Table2.A1" office:value-type="string">
            <text:p text:style-name="P6">Removes all roles from the current database.</text:p>
          </table:table-cell>
        </table:table-row>
        <table:table-row>
          <table:table-cell table:style-name="Table2.A1" office:value-type="string">
            <text:p text:style-name="P5">grantRolesToRole</text:p>
          </table:table-cell>
          <table:table-cell table:style-name="Table2.A1" office:value-type="string">
            <text:p text:style-name="P6">Grants additional roles to a role.</text:p>
          </table:table-cell>
        </table:table-row>
        <table:table-row>
          <table:table-cell table:style-name="Table2.A1" office:value-type="string">
            <text:p text:style-name="P5">revokeRolesFromRole</text:p>
          </table:table-cell>
          <table:table-cell table:style-name="Table2.A1" office:value-type="string">
            <text:p text:style-name="P6">Removes a one or more roles from a role on the current database.</text:p>
          </table:table-cell>
        </table:table-row>
        <table:table-row>
          <table:table-cell table:style-name="Table2.A1" office:value-type="string">
            <text:p text:style-name="P5">grantPrivilegesToRole</text:p>
          </table:table-cell>
          <table:table-cell table:style-name="Table2.A1" office:value-type="string">
            <text:p text:style-name="P6">Grants additional privileges to a role.</text:p>
          </table:table-cell>
        </table:table-row>
        <table:table-row>
          <table:table-cell table:style-name="Table2.A1" office:value-type="string">
            <text:p text:style-name="P5">revokePrivilegesFromRole</text:p>
          </table:table-cell>
          <table:table-cell table:style-name="Table2.A1" office:value-type="string">
            <text:p text:style-name="P6">Removes a one or more privileges from a role on the current database.</text:p>
          </table:table-cell>
        </table:table-row>
        <table:table-row>
          <table:table-cell table:style-name="Table2.A1" office:value-type="string">
            <text:p text:style-name="P5">getRole</text:p>
          </table:table-cell>
          <table:table-cell table:style-name="Table2.A1" office:value-type="string">
            <text:p text:style-name="P6">Returns role information for a specified role. Run this method on the role’s database. The role must exist on the database on which the method runs.</text:p>
          </table:table-cell>
        </table:table-row>
        <table:table-row>
          <table:table-cell table:style-name="Table2.A1" office:value-type="string">
            <text:p text:style-name="P5">getRoles</text:p>
          </table:table-cell>
          <table:table-cell table:style-name="Table2.A1" office:value-type="string">
            <text:p text:style-name="P6">Returns information for all the roles in the database.</text:p>
          </table:table-cell>
        </table:table-row>
        <table:table-row>
          <table:table-cell table:style-name="Table2.A1" office:value-type="string">
            <text:p text:style-name="P5">currentOp</text:p>
          </table:table-cell>
          <table:table-cell table:style-name="Table2.A1" office:value-type="string">
            <text:p text:style-name="P6">Runs an aggregation using $currentOp operator. Returns a document that contains information on in-progress operations for the database instance. For further information, see $currentOp.</text:p>
          </table:table-cell>
        </table:table-row>
        <table:table-row>
          <table:table-cell table:style-name="Table2.A1" office:value-type="string">
            <text:p text:style-name="P5">killOp</text:p>
          </table:table-cell>
          <table:table-cell table:style-name="Table2.A1" office:value-type="string">
            <text:p text:style-name="P6">Calls the killOp command. Terminates an operation as specified by the operation ID. To find operations and their corresponding IDs, see $currentOp or db.currentOp().</text:p>
          </table:table-cell>
        </table:table-row>
        <table:table-row>
          <table:table-cell table:style-name="Table2.A1" office:value-type="string">
            <text:p text:style-name="P5">shutdownServer</text:p>
          </table:table-cell>
          <table:table-cell table:style-name="Table2.A1" office:value-type="string">
            <text:p text:style-name="P6">Calls the shutdown command. Shuts down the current mongod or mongos process cleanly and safely. You must issue the db.shutdownServer() operation against the admin database.</text:p>
          </table:table-cell>
        </table:table-row>
        <table:table-row>
          <table:table-cell table:style-name="Table2.A1" office:value-type="string">
            <text:p text:style-name="P5">fsyncLock</text:p>
          </table:table-cell>
          <table:table-cell table:style-name="Table2.A1" office:value-type="string">
            <text:p text:style-name="P6">Calls the fsync command. Forces the mongod to flush all pending write operations to disk and locks the entire mongod instance to prevent additional writes until the user releases the lock with a corresponding db.fsyncUnlock() command.</text:p>
          </table:table-cell>
        </table:table-row>
        <table:table-row>
          <table:table-cell table:style-name="Table2.A1" office:value-type="string">
            <text:p text:style-name="P5">fsyncUnlock</text:p>
          </table:table-cell>
          <table:table-cell table:style-name="Table2.A1" office:value-type="string">
            <text:p text:style-name="P6">Calls the fsyncUnlock command. Reduces the lock taken by db.fsyncLock() on a mongod instance by 1.</text:p>
          </table:table-cell>
        </table:table-row>
        <table:table-row>
          <table:table-cell table:style-name="Table2.A1" office:value-type="string">
            <text:p text:style-name="P5">version</text:p>
          </table:table-cell>
          <table:table-cell table:style-name="Table2.A1" office:value-type="string">
            <text:p text:style-name="P6">returns the db version. uses the buildinfo command</text:p>
          </table:table-cell>
        </table:table-row>
        <table:table-row>
          <table:table-cell table:style-name="Table2.A1" office:value-type="string">
            <text:p text:style-name="P5">serverBits</text:p>
          </table:table-cell>
          <table:table-cell table:style-name="Table2.A1" office:value-type="string">
            <text:p text:style-name="P6">returns the db serverBits. uses the buildInfo command</text:p>
          </table:table-cell>
        </table:table-row>
        <table:table-row>
          <table:table-cell table:style-name="Table2.A1" office:value-type="string">
            <text:p text:style-name="P5">isMaster</text:p>
          </table:table-cell>
          <table:table-cell table:style-name="Table2.A1" office:value-type="string">
            <text:p text:style-name="P6">Calls the isMaster command</text:p>
          </table:table-cell>
        </table:table-row>
        <text:soft-page-break/>
        <table:table-row>
          <table:table-cell table:style-name="Table2.A1" office:value-type="string">
            <text:p text:style-name="P5">hello</text:p>
          </table:table-cell>
          <table:table-cell table:style-name="Table2.A1" office:value-type="string">
            <text:p text:style-name="P6">Calls the hello command</text:p>
          </table:table-cell>
        </table:table-row>
        <table:table-row>
          <table:table-cell table:style-name="Table2.A1" office:value-type="string">
            <text:p text:style-name="P5">serverBuildInfo</text:p>
          </table:table-cell>
          <table:table-cell table:style-name="Table2.A1" office:value-type="string">
            <text:p text:style-name="P6">returns the db serverBuildInfo. uses the buildInfo command</text:p>
          </table:table-cell>
        </table:table-row>
        <table:table-row>
          <table:table-cell table:style-name="Table2.A1" office:value-type="string">
            <text:p text:style-name="P5">serverStatus</text:p>
          </table:table-cell>
          <table:table-cell table:style-name="Table2.A1" office:value-type="string">
            <text:p text:style-name="P6">returns the server stats. uses the serverStatus command</text:p>
          </table:table-cell>
        </table:table-row>
        <table:table-row>
          <table:table-cell table:style-name="Table2.A1" office:value-type="string">
            <text:p text:style-name="P5">stats</text:p>
          </table:table-cell>
          <table:table-cell table:style-name="Table2.A1" office:value-type="string">
            <text:p text:style-name="P6">returns the db stats. uses the dbStats command</text:p>
          </table:table-cell>
        </table:table-row>
        <table:table-row>
          <table:table-cell table:style-name="Table2.A1" office:value-type="string">
            <text:p text:style-name="P5">hostInfo</text:p>
          </table:table-cell>
          <table:table-cell table:style-name="Table2.A1" office:value-type="string">
            <text:p text:style-name="P6">Calls the hostInfo command</text:p>
          </table:table-cell>
        </table:table-row>
        <table:table-row>
          <table:table-cell table:style-name="Table2.A1" office:value-type="string">
            <text:p text:style-name="P5">serverCmdLineOpts</text:p>
          </table:table-cell>
          <table:table-cell table:style-name="Table2.A1" office:value-type="string">
            <text:p text:style-name="P6">returns the db serverCmdLineOpts. uses the getCmdLineOpts command</text:p>
          </table:table-cell>
        </table:table-row>
        <table:table-row>
          <table:table-cell table:style-name="Table2.A1" office:value-type="string">
            <text:p text:style-name="P5">rotateCertificates</text:p>
          </table:table-cell>
          <table:table-cell table:style-name="Table2.A1" office:value-type="string">
            <text:p text:style-name="P6">Calls the rotateCertificates command</text:p>
          </table:table-cell>
        </table:table-row>
        <table:table-row>
          <table:table-cell table:style-name="Table2.A1" office:value-type="string">
            <text:p text:style-name="P5">printCollectionStats</text:p>
          </table:table-cell>
          <table:table-cell table:style-name="Table2.A1" office:value-type="string">
            <text:p text:style-name="P6">Prints the collection.stats for each collection in the db.</text:p>
          </table:table-cell>
        </table:table-row>
        <table:table-row>
          <table:table-cell table:style-name="Table2.A1" office:value-type="string">
            <text:p text:style-name="P5">getProfilingStatus</text:p>
          </table:table-cell>
          <table:table-cell table:style-name="Table2.A1" office:value-type="string">
            <text:p text:style-name="P6">returns the db getProfilingStatus. uses the profile command</text:p>
          </table:table-cell>
        </table:table-row>
        <table:table-row>
          <table:table-cell table:style-name="Table2.A1" office:value-type="string">
            <text:p text:style-name="P5">setProfilingLevel</text:p>
          </table:table-cell>
          <table:table-cell table:style-name="Table2.A1" office:value-type="string">
            <text:p text:style-name="P6">returns the db setProfilingLevel. uses the profile command</text:p>
          </table:table-cell>
        </table:table-row>
        <table:table-row>
          <table:table-cell table:style-name="Table2.A1" office:value-type="string">
            <text:p text:style-name="P5">setLogLevel</text:p>
          </table:table-cell>
          <table:table-cell table:style-name="Table2.A1" office:value-type="string">
            <text:p text:style-name="P6">returns the db setLogLevel. uses the setParameter command</text:p>
          </table:table-cell>
        </table:table-row>
        <table:table-row>
          <table:table-cell table:style-name="Table2.A1" office:value-type="string">
            <text:p text:style-name="P5">getLogComponents</text:p>
          </table:table-cell>
          <table:table-cell table:style-name="Table2.A1" office:value-type="string">
            <text:p text:style-name="P6">returns the db getLogComponents. uses the getParameter command</text:p>
          </table:table-cell>
        </table:table-row>
        <table:table-row>
          <table:table-cell table:style-name="Table2.A1" office:value-type="string">
            <text:p text:style-name="P5">cloneDatabase</text:p>
          </table:table-cell>
          <table:table-cell table:style-name="Table2.A1" office:value-type="string">
            <text:p text:style-name="P6">deprecated, non-functional</text:p>
          </table:table-cell>
        </table:table-row>
        <table:table-row>
          <table:table-cell table:style-name="Table2.A1" office:value-type="string">
            <text:p text:style-name="P5">cloneCollection</text:p>
          </table:table-cell>
          <table:table-cell table:style-name="Table2.A1" office:value-type="string">
            <text:p text:style-name="P6">deprecated, non-functional</text:p>
          </table:table-cell>
        </table:table-row>
        <table:table-row>
          <table:table-cell table:style-name="Table2.A1" office:value-type="string">
            <text:p text:style-name="P5">copyDatabase</text:p>
          </table:table-cell>
          <table:table-cell table:style-name="Table2.A1" office:value-type="string">
            <text:p text:style-name="P6">deprecated, non-functional</text:p>
          </table:table-cell>
        </table:table-row>
        <table:table-row>
          <table:table-cell table:style-name="Table2.A1" office:value-type="string">
            <text:p text:style-name="P5">commandHelp</text:p>
          </table:table-cell>
          <table:table-cell table:style-name="Table2.A1" office:value-type="string">
            <text:p text:style-name="P6">returns the db commandHelp. uses the passed in command with help: true</text:p>
          </table:table-cell>
        </table:table-row>
        <table:table-row>
          <table:table-cell table:style-name="Table2.A1" office:value-type="string">
            <text:p text:style-name="P5">listCommands</text:p>
          </table:table-cell>
          <table:table-cell table:style-name="Table2.A1" office:value-type="string">
            <text:p text:style-name="P6">Calls the listCommands command</text:p>
          </table:table-cell>
        </table:table-row>
        <table:table-row>
          <table:table-cell table:style-name="Table2.A1" office:value-type="string">
            <text:p text:style-name="P5">getLastErrorObj</text:p>
          </table:table-cell>
          <table:table-cell table:style-name="Table2.A1" office:value-type="string">
            <text:p text:style-name="P6">Calls the getLastError command</text:p>
          </table:table-cell>
        </table:table-row>
        <table:table-row>
          <table:table-cell table:style-name="Table2.A1" office:value-type="string">
            <text:p text:style-name="P5">getLastError</text:p>
          </table:table-cell>
          <table:table-cell table:style-name="Table2.A1" office:value-type="string">
            <text:p text:style-name="P6">Calls the getLastError command</text:p>
          </table:table-cell>
        </table:table-row>
        <table:table-row>
          <table:table-cell table:style-name="Table2.A1" office:value-type="string">
            <text:p text:style-name="P5">printShardingStatus</text:p>
          </table:table-cell>
          <table:table-cell table:style-name="Table2.A1" office:value-type="string">
            <text:p text:style-name="P6">Calls sh.status(verbose)</text:p>
          </table:table-cell>
        </table:table-row>
        <table:table-row>
          <table:table-cell table:style-name="Table2.A1" office:value-type="string">
            <text:p text:style-name="P5">printSecondaryReplicationInfo</text:p>
          </table:table-cell>
          <table:table-cell table:style-name="Table2.A1" office:value-type="string">
            <text:p text:style-name="P6">Prints secondary replicaset information</text:p>
          </table:table-cell>
        </table:table-row>
        <table:table-row>
          <table:table-cell table:style-name="Table2.A1" office:value-type="string">
            <text:p text:style-name="P5">getReplicationInfo</text:p>
          </table:table-cell>
          <table:table-cell table:style-name="Table2.A1" office:value-type="string">
            <text:p text:style-name="P6">Returns replication information</text:p>
          </table:table-cell>
        </table:table-row>
        <table:table-row>
          <table:table-cell table:style-name="Table2.A1" office:value-type="string">
            <text:p text:style-name="P5">printReplicationInfo</text:p>
          </table:table-cell>
          <table:table-cell table:style-name="Table2.A1" office:value-type="string">
            <text:p text:style-name="P6">Formats sh.getReplicationInfo</text:p>
          </table:table-cell>
        </table:table-row>
        <table:table-row>
          <table:table-cell table:style-name="Table2.A1" office:value-type="string">
            <text:p text:style-name="P5">printSlaveReplicationInfo</text:p>
          </table:table-cell>
          <table:table-cell table:style-name="Table2.A1" office:value-type="string">
            <text:p text:style-name="P6">DEPRECATED. Use db.printSecondaryReplicationInfo</text:p>
          </table:table-cell>
        </table:table-row>
        <table:table-row>
          <table:table-cell table:style-name="Table2.A1" office:value-type="string">
            <text:p text:style-name="P5">setSecondaryOk</text:p>
          </table:table-cell>
          <table:table-cell table:style-name="Table2.A1" office:value-type="string">
            <text:p text:style-name="P6">This method is deprecated. Use db.getMongo().setReadPref() instead</text:p>
          </table:table-cell>
        </table:table-row>
        <table:table-row>
          <table:table-cell table:style-name="Table2.A1" office:value-type="string">
            <text:p text:style-name="P5">watch</text:p>
          </table:table-cell>
          <table:table-cell table:style-name="Table2.A1" office:value-type="string">
            <text:p text:style-name="P6">Opens a change stream cursor on the database</text:p>
          </table:table-cell>
        </table:table-row>
        <table:table-row>
          <table:table-cell table:style-name="Table2.A1" office:value-type="string">
            <text:p text:style-name="P5">sql</text:p>
          </table:table-cell>
          <table:table-cell table:style-name="Table2.A1" office:value-type="string">
            <text:p text:style-name="P6">(Experimental) Runs a SQL query against Atlas Data Lake. Note: this is an experimental feature that may be subject to change in future releases.</text:p>
          </table:table-cell>
        </table:table-row>
        <table:table-row>
          <table:table-cell table:style-name="Table2.A1" office:value-type="string">
            <text:p text:style-name="P5">checkMetadataConsistency</text:p>
          </table:table-cell>
          <table:table-cell table:style-name="Table2.A1" office:value-type="string">
            <text:p text:style-name="P7">Returns a cursor with information about metadata inconsistencies</text:p>
          </table:table-cell>
        </table:table-row>
      </table:table>
      <text:p text:style-name="P4" loext:marker-style-name="T1"/>
      <text:p text:style-name="P4" loext:marker-style-name="T1">Otro comando interesante que les aportará información importantes es:</text:p>
      <text:p text:style-name="P4" loext:marker-style-name="T1">db.mycoll.help()</text:p>
      <text:p text:style-name="P4" loext:marker-style-name="T1"/>
      <table:table table:name="Table3" table:style-name="Table3">
        <table:table-column table:style-name="Table3.A"/>
        <table:table-column table:style-name="Table3.B"/>
        <table:table-row>
          <table:table-cell table:style-name="Table3.A1" office:value-type="string">
            <text:p text:style-name="P5">aggregate</text:p>
          </table:table-cell>
          <table:table-cell table:style-name="Table3.A1" office:value-type="string">
            <text:p text:style-name="P6">Calculates aggregate values for the data in a collection or a view.</text:p>
          </table:table-cell>
        </table:table-row>
        <table:table-row>
          <table:table-cell table:style-name="Table3.A1" office:value-type="string">
            <text:p text:style-name="P5">bulkWrite</text:p>
          </table:table-cell>
          <table:table-cell table:style-name="Table3.A1" office:value-type="string">
            <text:p text:style-name="P6">Performs multiple write operations with controls for <text:soft-page-break/>order of execution.</text:p>
          </table:table-cell>
        </table:table-row>
        <table:table-row>
          <table:table-cell table:style-name="Table3.A1" office:value-type="string">
            <text:p text:style-name="P5">count</text:p>
          </table:table-cell>
          <table:table-cell table:style-name="Table3.A1" office:value-type="string">
            <text:p text:style-name="P6">Returns the count of documents that would match a find() query for the collection or view.</text:p>
          </table:table-cell>
        </table:table-row>
        <table:table-row>
          <table:table-cell table:style-name="Table3.A1" office:value-type="string">
            <text:p text:style-name="P5">countDocuments</text:p>
          </table:table-cell>
          <table:table-cell table:style-name="Table3.A1" office:value-type="string">
            <text:p text:style-name="P6">Returns the count of documents that match the query for a collection or view.</text:p>
          </table:table-cell>
        </table:table-row>
        <table:table-row>
          <table:table-cell table:style-name="Table3.A1" office:value-type="string">
            <text:p text:style-name="P5">deleteMany</text:p>
          </table:table-cell>
          <table:table-cell table:style-name="Table3.A1" office:value-type="string">
            <text:p text:style-name="P6">Removes all documents that match the filter from a collection.</text:p>
          </table:table-cell>
        </table:table-row>
        <table:table-row>
          <table:table-cell table:style-name="Table3.A1" office:value-type="string">
            <text:p text:style-name="P5">deleteOne</text:p>
          </table:table-cell>
          <table:table-cell table:style-name="Table3.A1" office:value-type="string">
            <text:p text:style-name="P6">Removes a single document from a collection.</text:p>
          </table:table-cell>
        </table:table-row>
        <table:table-row>
          <table:table-cell table:style-name="Table3.A1" office:value-type="string">
            <text:p text:style-name="P5">distinct</text:p>
          </table:table-cell>
          <table:table-cell table:style-name="Table3.A1" office:value-type="string">
            <text:p text:style-name="P6">Finds the distinct values for a specified field across a single collection or view and returns the results in an array.</text:p>
          </table:table-cell>
        </table:table-row>
        <table:table-row>
          <table:table-cell table:style-name="Table3.A1" office:value-type="string">
            <text:p text:style-name="P5">estimatedDocumentCount</text:p>
          </table:table-cell>
          <table:table-cell table:style-name="Table3.A1" office:value-type="string">
            <text:p text:style-name="P6">Returns the count of all documents in a collection or view.</text:p>
          </table:table-cell>
        </table:table-row>
        <table:table-row>
          <table:table-cell table:style-name="Table3.A1" office:value-type="string">
            <text:p text:style-name="P5">find</text:p>
          </table:table-cell>
          <table:table-cell table:style-name="Table3.A1" office:value-type="string">
            <text:p text:style-name="P6">Selects documents in a collection or view.</text:p>
          </table:table-cell>
        </table:table-row>
        <table:table-row>
          <table:table-cell table:style-name="Table3.A1" office:value-type="string">
            <text:p text:style-name="P5">findAndModify</text:p>
          </table:table-cell>
          <table:table-cell table:style-name="Table3.A1" office:value-type="string">
            <text:p text:style-name="P6">Modifies and returns a single document.</text:p>
          </table:table-cell>
        </table:table-row>
        <table:table-row>
          <table:table-cell table:style-name="Table3.A1" office:value-type="string">
            <text:p text:style-name="P5">findOne</text:p>
          </table:table-cell>
          <table:table-cell table:style-name="Table3.A1" office:value-type="string">
            <text:p text:style-name="P6">Selects documents in a collection or view.</text:p>
          </table:table-cell>
        </table:table-row>
        <table:table-row>
          <table:table-cell table:style-name="Table3.A1" office:value-type="string">
            <text:p text:style-name="P5">renameCollection</text:p>
          </table:table-cell>
          <table:table-cell table:style-name="Table3.A1" office:value-type="string">
            <text:p text:style-name="P6">Renames a collection.</text:p>
          </table:table-cell>
        </table:table-row>
        <table:table-row>
          <table:table-cell table:style-name="Table3.A1" office:value-type="string">
            <text:p text:style-name="P5">findOneAndDelete</text:p>
          </table:table-cell>
          <table:table-cell table:style-name="Table3.A1" office:value-type="string">
            <text:p text:style-name="P6">Deletes a single document based on the filter and sort criteria, returning the deleted document.</text:p>
          </table:table-cell>
        </table:table-row>
        <table:table-row>
          <table:table-cell table:style-name="Table3.A1" office:value-type="string">
            <text:p text:style-name="P5">findOneAndReplace</text:p>
          </table:table-cell>
          <table:table-cell table:style-name="Table3.A1" office:value-type="string">
            <text:p text:style-name="P6">Modifies and replaces a single document based on the filter and sort criteria.</text:p>
          </table:table-cell>
        </table:table-row>
        <table:table-row>
          <table:table-cell table:style-name="Table3.A1" office:value-type="string">
            <text:p text:style-name="P5">findOneAndUpdate</text:p>
          </table:table-cell>
          <table:table-cell table:style-name="Table3.A1" office:value-type="string">
            <text:p text:style-name="P6">Updates a single document based on the filter and sort criteria.</text:p>
          </table:table-cell>
        </table:table-row>
        <table:table-row>
          <table:table-cell table:style-name="Table3.A1" office:value-type="string">
            <text:p text:style-name="P5">insert</text:p>
          </table:table-cell>
          <table:table-cell table:style-name="Table3.A1" office:value-type="string">
            <text:p text:style-name="P6">Inserts a document or documents into a collection.</text:p>
          </table:table-cell>
        </table:table-row>
        <table:table-row>
          <table:table-cell table:style-name="Table3.A1" office:value-type="string">
            <text:p text:style-name="P5">insertMany</text:p>
          </table:table-cell>
          <table:table-cell table:style-name="Table3.A1" office:value-type="string">
            <text:p text:style-name="P6">Inserts multiple documents into a collection.</text:p>
          </table:table-cell>
        </table:table-row>
        <table:table-row>
          <table:table-cell table:style-name="Table3.A1" office:value-type="string">
            <text:p text:style-name="P5">insertOne</text:p>
          </table:table-cell>
          <table:table-cell table:style-name="Table3.A1" office:value-type="string">
            <text:p text:style-name="P6">Inserts a document into a collection.</text:p>
          </table:table-cell>
        </table:table-row>
        <table:table-row>
          <table:table-cell table:style-name="Table3.A1" office:value-type="string">
            <text:p text:style-name="P5">isCapped</text:p>
          </table:table-cell>
          <table:table-cell table:style-name="Table3.A1" office:value-type="string">
            <text:p text:style-name="P6">Checks if a collection is capped</text:p>
          </table:table-cell>
        </table:table-row>
        <table:table-row>
          <table:table-cell table:style-name="Table3.A1" office:value-type="string">
            <text:p text:style-name="P5">remove</text:p>
          </table:table-cell>
          <table:table-cell table:style-name="Table3.A1" office:value-type="string">
            <text:p text:style-name="P6">Removes documents from a collection.</text:p>
          </table:table-cell>
        </table:table-row>
        <table:table-row>
          <table:table-cell table:style-name="Table3.A1" office:value-type="string">
            <text:p text:style-name="P5">replaceOne</text:p>
          </table:table-cell>
          <table:table-cell table:style-name="Table3.A1" office:value-type="string">
            <text:p text:style-name="P6">Replaces a single document within the collection based on the filter.</text:p>
          </table:table-cell>
        </table:table-row>
        <table:table-row>
          <table:table-cell table:style-name="Table3.A1" office:value-type="string">
            <text:p text:style-name="P5">update</text:p>
          </table:table-cell>
          <table:table-cell table:style-name="Table3.A1" office:value-type="string">
            <text:p text:style-name="P6">Modifies an existing document or documents in a collection.</text:p>
          </table:table-cell>
        </table:table-row>
        <table:table-row>
          <table:table-cell table:style-name="Table3.A1" office:value-type="string">
            <text:p text:style-name="P5">updateMany</text:p>
          </table:table-cell>
          <table:table-cell table:style-name="Table3.A1" office:value-type="string">
            <text:p text:style-name="P6">Updates all documents that match the specified filter for a collection.</text:p>
          </table:table-cell>
        </table:table-row>
        <table:table-row>
          <table:table-cell table:style-name="Table3.A1" office:value-type="string">
            <text:p text:style-name="P5">updateOne</text:p>
          </table:table-cell>
          <table:table-cell table:style-name="Table3.A1" office:value-type="string">
            <text:p text:style-name="P6">Updates a single document within the collection based on the filter.</text:p>
          </table:table-cell>
        </table:table-row>
        <table:table-row>
          <table:table-cell table:style-name="Table3.A1" office:value-type="string">
            <text:p text:style-name="P5">compactStructuredEncryptionData</text:p>
          </table:table-cell>
          <table:table-cell table:style-name="Table3.A1" office:value-type="string">
            <text:p text:style-name="P6">Compacts structured encryption data</text:p>
          </table:table-cell>
        </table:table-row>
        <table:table-row>
          <table:table-cell table:style-name="Table3.A1" office:value-type="string">
            <text:p text:style-name="P5">convertToCapped</text:p>
          </table:table-cell>
          <table:table-cell table:style-name="Table3.A1" office:value-type="string">
            <text:p text:style-name="P6">calls {convertToCapped:'coll', size:maxBytes}} command</text:p>
          </table:table-cell>
        </table:table-row>
        <table:table-row>
          <table:table-cell table:style-name="Table3.A1" office:value-type="string">
            <text:p text:style-name="P5">createIndexes</text:p>
          </table:table-cell>
          <table:table-cell table:style-name="Table3.A1" office:value-type="string">
            <text:p text:style-name="P6">Creates one or more indexes on a collection</text:p>
          </table:table-cell>
        </table:table-row>
        <table:table-row>
          <table:table-cell table:style-name="Table3.A1" office:value-type="string">
            <text:p text:style-name="P5">createIndex</text:p>
          </table:table-cell>
          <table:table-cell table:style-name="Table3.A1" office:value-type="string">
            <text:p text:style-name="P6">Creates one index on a collection</text:p>
          </table:table-cell>
        </table:table-row>
        <table:table-row>
          <table:table-cell table:style-name="Table3.A1" office:value-type="string">
            <text:p text:style-name="P5">ensureIndex</text:p>
          </table:table-cell>
          <table:table-cell table:style-name="Table3.A1" office:value-type="string">
            <text:p text:style-name="P6">Creates one index on a collection</text:p>
          </table:table-cell>
        </table:table-row>
        <table:table-row>
          <table:table-cell table:style-name="Table3.A1" office:value-type="string">
            <text:p text:style-name="P5">getIndexes</text:p>
          </table:table-cell>
          <table:table-cell table:style-name="Table3.A1" office:value-type="string">
            <text:p text:style-name="P6">Returns an array that holds a list of documents that identify and describe the existing indexes on the collection.</text:p>
          </table:table-cell>
        </table:table-row>
        <text:soft-page-break/>
        <table:table-row>
          <table:table-cell table:style-name="Table3.A1" office:value-type="string">
            <text:p text:style-name="P5">getIndexSpecs</text:p>
          </table:table-cell>
          <table:table-cell table:style-name="Table3.A1" office:value-type="string">
            <text:p text:style-name="P6">Alias for getIndexes. Returns an array that holds a list of documents that identify and describe the existing indexes on the collection.</text:p>
          </table:table-cell>
        </table:table-row>
        <table:table-row>
          <table:table-cell table:style-name="Table3.A1" office:value-type="string">
            <text:p text:style-name="P5">getIndices</text:p>
          </table:table-cell>
          <table:table-cell table:style-name="Table3.A1" office:value-type="string">
            <text:p text:style-name="P6">Alias for getIndexes. Returns an array that holds a list of documents that identify and describe the existing indexes on the collection.</text:p>
          </table:table-cell>
        </table:table-row>
        <table:table-row>
          <table:table-cell table:style-name="Table3.A1" office:value-type="string">
            <text:p text:style-name="P5">getIndexKeys</text:p>
          </table:table-cell>
          <table:table-cell table:style-name="Table3.A1" office:value-type="string">
            <text:p text:style-name="P6">Return an array of key patterns for indexes defined on collection</text:p>
          </table:table-cell>
        </table:table-row>
        <table:table-row>
          <table:table-cell table:style-name="Table3.A1" office:value-type="string">
            <text:p text:style-name="P5">dropIndexes</text:p>
          </table:table-cell>
          <table:table-cell table:style-name="Table3.A1" office:value-type="string">
            <text:p text:style-name="P6">Drops the specified index or indexes (except the index on the _id field) from a collection.</text:p>
          </table:table-cell>
        </table:table-row>
        <table:table-row>
          <table:table-cell table:style-name="Table3.A1" office:value-type="string">
            <text:p text:style-name="P5">dropIndex</text:p>
          </table:table-cell>
          <table:table-cell table:style-name="Table3.A1" office:value-type="string">
            <text:p text:style-name="P6">Drops or removes the specified index from a collection.</text:p>
          </table:table-cell>
        </table:table-row>
        <table:table-row>
          <table:table-cell table:style-name="Table3.A1" office:value-type="string">
            <text:p text:style-name="P5">totalIndexSize</text:p>
          </table:table-cell>
          <table:table-cell table:style-name="Table3.A1" office:value-type="string">
            <text:p text:style-name="P6">Reports the total size used by the indexes on a collection.</text:p>
          </table:table-cell>
        </table:table-row>
        <table:table-row>
          <table:table-cell table:style-name="Table3.A1" office:value-type="string">
            <text:p text:style-name="P5">reIndex</text:p>
          </table:table-cell>
          <table:table-cell table:style-name="Table3.A1" office:value-type="string">
            <text:p text:style-name="P6">Rebuilds all existing indexes on a collection.</text:p>
          </table:table-cell>
        </table:table-row>
        <table:table-row>
          <table:table-cell table:style-name="Table3.A1" office:value-type="string">
            <text:p text:style-name="P5">getDB</text:p>
          </table:table-cell>
          <table:table-cell table:style-name="Table3.A1" office:value-type="string">
            <text:p text:style-name="P6">Get current database.</text:p>
          </table:table-cell>
        </table:table-row>
        <table:table-row>
          <table:table-cell table:style-name="Table3.A1" office:value-type="string">
            <text:p text:style-name="P5">getMongo</text:p>
          </table:table-cell>
          <table:table-cell table:style-name="Table3.A1" office:value-type="string">
            <text:p text:style-name="P6">Returns the Mongo object.</text:p>
          </table:table-cell>
        </table:table-row>
        <table:table-row>
          <table:table-cell table:style-name="Table3.A1" office:value-type="string">
            <text:p text:style-name="P5">dataSize</text:p>
          </table:table-cell>
          <table:table-cell table:style-name="Table3.A1" office:value-type="string">
            <text:p text:style-name="P6">This method provides a wrapper around the size output of the collStats (i.e. db.collection.stats()) command.</text:p>
          </table:table-cell>
        </table:table-row>
        <table:table-row>
          <table:table-cell table:style-name="Table3.A1" office:value-type="string">
            <text:p text:style-name="P5">storageSize</text:p>
          </table:table-cell>
          <table:table-cell table:style-name="Table3.A1" office:value-type="string">
            <text:p text:style-name="P6">The total amount of storage allocated to this collection for document storage.</text:p>
          </table:table-cell>
        </table:table-row>
        <table:table-row>
          <table:table-cell table:style-name="Table3.A1" office:value-type="string">
            <text:p text:style-name="P5">totalSize</text:p>
          </table:table-cell>
          <table:table-cell table:style-name="Table3.A1" office:value-type="string">
            <text:p text:style-name="P6">The total size in bytes of the data in the collection plus the size of every index on the collection.</text:p>
          </table:table-cell>
        </table:table-row>
        <table:table-row>
          <table:table-cell table:style-name="Table3.A1" office:value-type="string">
            <text:p text:style-name="P5">drop</text:p>
          </table:table-cell>
          <table:table-cell table:style-name="Table3.A1" office:value-type="string">
            <text:p text:style-name="P6">Removes a collection or view from the database.</text:p>
          </table:table-cell>
        </table:table-row>
        <table:table-row>
          <table:table-cell table:style-name="Table3.A1" office:value-type="string">
            <text:p text:style-name="P5">exists</text:p>
          </table:table-cell>
          <table:table-cell table:style-name="Table3.A1" office:value-type="string">
            <text:p text:style-name="P6">Returns collection infos if the collection exists or null otherwise.</text:p>
          </table:table-cell>
        </table:table-row>
        <table:table-row>
          <table:table-cell table:style-name="Table3.A1" office:value-type="string">
            <text:p text:style-name="P5">getFullName</text:p>
          </table:table-cell>
          <table:table-cell table:style-name="Table3.A1" office:value-type="string">
            <text:p text:style-name="P6">Returns the name of the collection prefixed with the database name.</text:p>
          </table:table-cell>
        </table:table-row>
        <table:table-row>
          <table:table-cell table:style-name="Table3.A1" office:value-type="string">
            <text:p text:style-name="P5">getName</text:p>
          </table:table-cell>
          <table:table-cell table:style-name="Table3.A1" office:value-type="string">
            <text:p text:style-name="P6">Returns the name of the collection.</text:p>
          </table:table-cell>
        </table:table-row>
        <table:table-row>
          <table:table-cell table:style-name="Table3.A1" office:value-type="string">
            <text:p text:style-name="P5">runCommand</text:p>
          </table:table-cell>
          <table:table-cell table:style-name="Table3.A1" office:value-type="string">
            <text:p text:style-name="P6">Runs a db command with the given name where the first param is the collection name.</text:p>
          </table:table-cell>
        </table:table-row>
        <table:table-row>
          <table:table-cell table:style-name="Table3.A1" office:value-type="string">
            <text:p text:style-name="P5">explain</text:p>
          </table:table-cell>
          <table:table-cell table:style-name="Table3.A1" office:value-type="string">
            <text:p text:style-name="P6">Returns information on the query plan.</text:p>
          </table:table-cell>
        </table:table-row>
        <table:table-row>
          <table:table-cell table:style-name="Table3.A1" office:value-type="string">
            <text:p text:style-name="P5">stats</text:p>
          </table:table-cell>
          <table:table-cell table:style-name="Table3.A1" office:value-type="string">
            <text:p text:style-name="P6">Returns statistics about the collection.</text:p>
          </table:table-cell>
        </table:table-row>
        <table:table-row>
          <table:table-cell table:style-name="Table3.A1" office:value-type="string">
            <text:p text:style-name="P5">latencyStats</text:p>
          </table:table-cell>
          <table:table-cell table:style-name="Table3.A1" office:value-type="string">
            <text:p text:style-name="P6">returns the $latencyStats aggregation for the collection. Takes an options document with an optional boolean 'histograms' field.</text:p>
          </table:table-cell>
        </table:table-row>
        <table:table-row>
          <table:table-cell table:style-name="Table3.A1" office:value-type="string">
            <text:p text:style-name="P5">initializeOrderedBulkOp</text:p>
          </table:table-cell>
          <table:table-cell table:style-name="Table3.A1" office:value-type="string">
            <text:p text:style-name="P6">Initializes an ordered bulk command. Returns an instance of Bulk</text:p>
          </table:table-cell>
        </table:table-row>
        <table:table-row>
          <table:table-cell table:style-name="Table3.A1" office:value-type="string">
            <text:p text:style-name="P5">initializeUnorderedBulkOp</text:p>
          </table:table-cell>
          <table:table-cell table:style-name="Table3.A1" office:value-type="string">
            <text:p text:style-name="P6">Initializes an unordered bulk command. Returns an instance of Bulk</text:p>
          </table:table-cell>
        </table:table-row>
        <table:table-row>
          <table:table-cell table:style-name="Table3.A1" office:value-type="string">
            <text:p text:style-name="P5">getPlanCache</text:p>
          </table:table-cell>
          <table:table-cell table:style-name="Table3.A1" office:value-type="string">
            <text:p text:style-name="P6">Returns an interface to access the query plan cache for a collection. The interface provides methods to view and clear the query plan cache.</text:p>
          </table:table-cell>
        </table:table-row>
        <table:table-row>
          <table:table-cell table:style-name="Table3.A1" office:value-type="string">
            <text:p text:style-name="P5">mapReduce</text:p>
          </table:table-cell>
          <table:table-cell table:style-name="Table3.A1" office:value-type="string">
            <text:p text:style-name="P6">Calls the mapReduce command</text:p>
          </table:table-cell>
        </table:table-row>
        <table:table-row>
          <table:table-cell table:style-name="Table3.A1" office:value-type="string">
            <text:p text:style-name="P5">validate</text:p>
          </table:table-cell>
          <table:table-cell table:style-name="Table3.A1" office:value-type="string">
            <text:p text:style-name="P6">Calls the validate command. Default full value is false</text:p>
          </table:table-cell>
        </table:table-row>
        <table:table-row>
          <table:table-cell table:style-name="Table3.A1" office:value-type="string">
            <text:p text:style-name="P5">getShardVersion</text:p>
          </table:table-cell>
          <table:table-cell table:style-name="Table3.A1" office:value-type="string">
            <text:p text:style-name="P6">Calls the getShardVersion command</text:p>
          </table:table-cell>
        </table:table-row>
        <text:soft-page-break/>
        <table:table-row>
          <table:table-cell table:style-name="Table3.A1" office:value-type="string">
            <text:p text:style-name="P5">getShardDistribution</text:p>
          </table:table-cell>
          <table:table-cell table:style-name="Table3.A1" office:value-type="string">
            <text:p text:style-name="P6">Prints the data distribution statistics for a sharded collection.</text:p>
          </table:table-cell>
        </table:table-row>
        <table:table-row>
          <table:table-cell table:style-name="Table3.A1" office:value-type="string">
            <text:p text:style-name="P5">watch</text:p>
          </table:table-cell>
          <table:table-cell table:style-name="Table3.A1" office:value-type="string">
            <text:p text:style-name="P6">Opens a change stream cursor on the collection</text:p>
          </table:table-cell>
        </table:table-row>
        <table:table-row>
          <table:table-cell table:style-name="Table3.A1" office:value-type="string">
            <text:p text:style-name="P5">hideIndex</text:p>
          </table:table-cell>
          <table:table-cell table:style-name="Table3.A1" office:value-type="string">
            <text:p text:style-name="P6">Hides an existing index from the query planner.</text:p>
          </table:table-cell>
        </table:table-row>
        <table:table-row>
          <table:table-cell table:style-name="Table3.A1" office:value-type="string">
            <text:p text:style-name="P5">unhideIndex</text:p>
          </table:table-cell>
          <table:table-cell table:style-name="Table3.A1" office:value-type="string">
            <text:p text:style-name="P6">Unhides an existing index from the query planner.</text:p>
          </table:table-cell>
        </table:table-row>
        <table:table-row>
          <table:table-cell table:style-name="Table3.A1" office:value-type="string">
            <text:p text:style-name="P5">analyzeShardKey</text:p>
          </table:table-cell>
          <table:table-cell table:style-name="Table3.A1" office:value-type="string">
            <text:p text:style-name="P6">Returns metrics for evaluating a shard key. That is, ‘key’ can be a candidate shard key for an unsharded or sharded collection, or the current shard key for a sharded collection.</text:p>
          </table:table-cell>
        </table:table-row>
        <table:table-row>
          <table:table-cell table:style-name="Table3.A1" office:value-type="string">
            <text:p text:style-name="P5">configureQueryAnalyzer</text:p>
          </table:table-cell>
          <table:table-cell table:style-name="Table3.A1" office:value-type="string">
            <text:p text:style-name="P6">Starts or stops collecting metrics about reads and writes against an unsharded or sharded collection.</text:p>
          </table:table-cell>
        </table:table-row>
        <table:table-row>
          <table:table-cell table:style-name="Table3.A1" office:value-type="string">
            <text:p text:style-name="P5">checkMetadataConsistency</text:p>
          </table:table-cell>
          <table:table-cell table:style-name="Table3.A1" office:value-type="string">
            <text:p text:style-name="P6">Returns a cursor with information about metadata inconsistencies</text:p>
          </table:table-cell>
        </table:table-row>
        <table:table-row>
          <table:table-cell table:style-name="Table3.A1" office:value-type="string">
            <text:p text:style-name="P5">getSearchIndexes</text:p>
          </table:table-cell>
          <table:table-cell table:style-name="Table3.A1" office:value-type="string">
            <text:p text:style-name="P6">Returns an array that holds a list of documents that identify and describe the existing search indexes on the collection.</text:p>
          </table:table-cell>
        </table:table-row>
        <table:table-row>
          <table:table-cell table:style-name="Table3.A1" office:value-type="string">
            <text:p text:style-name="P5">createSearchIndex</text:p>
          </table:table-cell>
          <table:table-cell table:style-name="Table3.A1" office:value-type="string">
            <text:p text:style-name="P6">Creates one search indexes on a collection</text:p>
          </table:table-cell>
        </table:table-row>
        <table:table-row>
          <table:table-cell table:style-name="Table3.A1" office:value-type="string">
            <text:p text:style-name="P5">createSearchIndexes</text:p>
          </table:table-cell>
          <table:table-cell table:style-name="Table3.A1" office:value-type="string">
            <text:p text:style-name="P6">Creates one or more search indexes on a collection</text:p>
          </table:table-cell>
        </table:table-row>
        <table:table-row>
          <table:table-cell table:style-name="Table3.A1" office:value-type="string">
            <text:p text:style-name="P5">dropSearchIndex</text:p>
          </table:table-cell>
          <table:table-cell table:style-name="Table3.A1" office:value-type="string">
            <text:p text:style-name="P6">Drops or removes the specified search index from a collection.</text:p>
          </table:table-cell>
        </table:table-row>
        <table:table-row>
          <table:table-cell table:style-name="Table3.A1" office:value-type="string">
            <text:p text:style-name="P5">updateSearchIndex</text:p>
          </table:table-cell>
          <table:table-cell table:style-name="Table3.A1" office:value-type="string">
            <text:p text:style-name="P7">Updates the sepecified search index.</text:p>
          </table:table-cell>
        </table:table-row>
      </table:table>
      <text:p text:style-name="P4" loext:marker-style-name="T1"/>
      <text:p text:style-name="P8"/>
      <text:p text:style-name="P4" loext:marker-style-name="T1"><text:s/><text:span text:style-name="T3">CÓMO MOVERNOS ENTRE BASES DE DATOS </text:span></text:p>
      <text:p text:style-name="P4" loext:marker-style-name="T1"><text:span text:style-name="T3"/></text:p>
      <text:p text:style-name="P9" loext:marker-style-name="T1"><text:span text:style-name="T4">show dbs</text:span> → <text:span text:style-name="T5">muestra las bases de datos</text:span></text:p>
      <text:p text:style-name="P10" loext:marker-style-name="T1"><text:span text:style-name="T6"/></text:p>
      <text:p text:style-name="P10" loext:marker-style-name="T1">admin <text:s text:c="9"/>180.00 KiB</text:p>
      <text:p text:style-name="P11">config <text:s text:c="8"/>108.00 KiB</text:p>
      <text:p text:style-name="P11">local <text:s text:c="10"/>72.00 KiB</text:p>
      <text:p text:style-name="P11">localtest <text:s text:c="7"/>8.00 KiB</text:p>
      <text:p text:style-name="P11">myNewDatabase <text:s text:c="2"/>40.00 KiB</text:p>
      <text:p text:style-name="P11">test <text:s text:c="11"/>48.00 KiB</text:p>
      <text:p text:style-name="P12">testeo <text:s text:c="9"/>48.00 KiB</text:p>
      <text:p text:style-name="P9" loext:marker-style-name="T1"><text:span text:style-name="T4">use testeo </text:span>→ <text:span text:style-name="T7">comando para usar una base de datos especifica</text:span></text:p>
      <text:p text:style-name="P13" loext:marker-style-name="T1"/>
      <text:p text:style-name="P14" loext:marker-style-name="T1">already on db testeo</text:p>
      <text:p text:style-name="P13" loext:marker-style-name="T1"/>
      <text:p text:style-name="P15" loext:marker-style-name="T1"><text:span text:style-name="T4">db</text:span> → <text:span text:style-name="T7">comando que muestra la base de datos en la que estamos posicionados</text:span></text:p>
      <text:p text:style-name="P15" loext:marker-style-name="T1"/>
      <text:p text:style-name="P16">testeo</text:p>
      <text:p text:style-name="P17"><text:span text:style-name="T6">s</text:span><text:span text:style-name="T8">how collections → nos devuelve el nombre de las colecciones que existen en la base de datos.</text:span></text:p>
      <text:p text:style-name="P16">Validador</text:p>
      <text:p text:style-name="P18">COMO CREAR UNA BASE DE DATOS Y UNA COLECCIÓN </text:p>
      <text:p text:style-name="P17"><text:soft-page-break/><text:span text:style-name="T9">db.createCollection('validador') </text:span><text:span text:style-name="T8">→ devuelve la confirmación de que la colección ha sido creada</text:span></text:p>
      <text:p text:style-name="P19">{ ok: 1 }</text:p>
      <text:p text:style-name="P20"><text:span text:style-name="T10">db.validador.drop() </text:span><text:span text:style-name="T11">→ esto elimina la colección especificada entre corchetes.</text:span></text:p>
      <text:p text:style-name="P21">true</text:p>
      <text:p text:style-name="P22"><text:span text:style-name="T10">db.dropDatabase() </text:span><text:span text:style-name="T11">→ Para eliminar la DB</text:span></text:p>
      <text:p text:style-name="P23">{ ok: 1, dropped: 'testeo' }</text:p>
      <text:p text:style-name="P24">INSERTAR DOCUMENTOS (INSERT) </text:p>
      <text:p text:style-name="P25"><text:span text:style-name="T11">var books0= {</text:span></text:p>
      <text:p text:style-name="P26"><text:s text:c="4"/>"Title":"Total Recal",</text:p>
      <text:p text:style-name="P26"><text:s text:c="4"/>"Autor":"Philip K. Dick",</text:p>
      <text:p text:style-name="P26"><text:s text:c="4"/>"Categories":["Science Fictions"],</text:p>
      <text:p text:style-name="P26"><text:s text:c="4"/>"Stock":10,</text:p>
      <text:p text:style-name="P26"><text:s text:c="4"/>"Edition":{"format":"Paperback","Page":"208"},</text:p>
      <text:p text:style-name="P26"><text:s text:c="4"/>"Language":"English",</text:p>
      <text:p text:style-name="P26"><text:s text:c="4"/>"ISBN":1473222680</text:p>
      <text:p text:style-name="P26">}</text:p>
      <text:p text:style-name="P20"><text:span text:style-name="T10">db.myCollection.insertOne(books0) </text:span><text:span text:style-name="T11">→ devuelve el mensaje de creación del documento con la id que le ha asignado</text:span></text:p>
      <text:p text:style-name="P23">{<text:line-break/> <text:s/>acknowledged: true,<text:line-break/> <text:s/>insertedId: ObjectId('673a6d3181c1718ad22de61a')<text:line-break/>}</text:p>
      <text:p text:style-name="P27">db.<text:span text:style-name="T7">myCollection</text:span>.insertMany([{..."Title":"1984",...},{..."Title":"Brave New World"...},</text:p>
      <text:p text:style-name="P22"><text:span text:style-name="T12">{...</text:span><text:span text:style-name="T4">"Title":"A Clockwork Orange",...}]); </text:span>→ devuelve el mensaje de la inserción del conjunto de documentos con las respectivas id</text:p>
      <text:p text:style-name="P22">{<text:line-break/> acknowledged: true,<text:line-break/> insertedIds: {<text:line-break/> '0': ObjectId('673a6f1b81c1718ad22de61b'),<text:line-break/> '1': ObjectId('673a6f1b81c1718ad22de61c'),<text:line-break/> '2': ObjectId('673a6f1b81c1718ad22de61d')<text:line-break/><text:soft-page-break/> <text:s/>}<text:line-break/>}</text:p>
      <text:p text:style-name="P27">db.myCollection.insert([{..."Title":"The Plague",...<text:span text:style-name="T13">}</text:span>,{..."Title":"On the Road",...},{..."Title":"The Stranger",...}])</text:p>
      <text:p text:style-name="P22">DeprecationWarning: Collection.insert() is deprecated. Use insertOne, insertMany, or bulkWrite.</text:p>
      <text:p text:style-name="P22">{<text:line-break/> acknowledged: true,<text:line-break/> insertedIds: {<text:line-break/> '0': ObjectId('673a6fa981c1718ad22de61e'),<text:line-break/> '1': ObjectId('673a6fa981c1718ad22de61f'),<text:line-break/> '2': ObjectId('673a6fa981c1718ad22de620')<text:line-break/> }<text:line-break/>}</text:p>
      <text:p text:style-name="P28">CONSULTA DE COLECCIONES (QUERY) </text:p>
      <text:p text:style-name="P22"><text:span text:style-name="T4">db.myCollection.find()</text:span> → nos devuelve una lista con todos los documentos insertados, </text:p>
      <text:p text:style-name="P29"><text:span text:style-name="T4">db.myCollection.find().pretty() </text:span><text:span text:style-name="T14">→ devuelve la lista de documentos en formato json</text:span></text:p>
      <text:p text:style-name="P20"><text:span text:style-name="T4">db.myCollection.find().pretty().limit(2)</text:span> → devuelve una lista de documentos de acuerdo a la cantidad especificada</text:p>
      <text:p text:style-name="P22">{<text:line-break/> _id: ObjectId('67383f812b7a6582bf0d8191'),<text:line-break/> x: 1<text:line-break/>}</text:p>
      <text:p text:style-name="P22">{<text:line-break/> _id: ObjectId('673a6d3181c1718ad22de61a'),<text:line-break/> Title: 'Total Recal',<text:line-break/> Autor: 'Philip K. Dick',<text:line-break/> Categories: [<text:line-break/> 'Science Fictions'<text:line-break/> ],<text:line-break/> Stock: 10,<text:line-break/> Edition: {<text:line-break/> format: 'Paperback',<text:line-break/> Page: '208'<text:line-break/> },<text:line-break/> Language: 'English',<text:line-break/> ISBN: 1473222680<text:line-break/>}</text:p>
      <text:p text:style-name="P22"/>
      <text:p text:style-name="P20"><text:span text:style-name="T4">db.myCollection.find({"Language":"French"}) </text:span>→ devuelve todos los documentos en los cuales haya coincidencia con el valor definido en el parámetro</text:p>
      <text:p text:style-name="P22"><text:soft-page-break/>{<text:line-break/> _id: ObjectId('673a6fa981c1718ad22de61e'),<text:line-break/> Title: 'The Plague',<text:line-break/> Autor: 'Albert Camus',<text:line-break/> Categories: [<text:line-break/> 'Classics',<text:line-break/> 'Existentialism'<text:line-break/> ],<text:line-break/> Stock: 31,<text:line-break/> Edition: {<text:line-break/> format: 'Paperback',<text:line-break/> Page: '256'<text:line-break/> },<text:line-break/> Language: 'French',<text:line-break/> <text:s/>ISBN: 141185139<text:line-break/>}</text:p>
      <text:p text:style-name="P30">db.myCollection.find({"Categories":"Crime"})</text:p>
      <text:p text:style-name="P29">{<text:line-break/> _id: ObjectId('673acb365aa84a13fc0d0c45'),<text:line-break/> Title: 'A Clockwork Orange',<text:line-break/> Autor: 'Anthony Burgess',<text:line-break/> Categories: [<text:line-break/> 'Science Fictions',<text:line-break/> 'Crime',<text:line-break/> 'Crime Fiction',<text:line-break/> 'Classics'<text:line-break/> ],<text:line-break/> Stock: 10,<text:line-break/> Edition: {<text:line-break/> format: 'Paperback',<text:line-break/> Page: '144'<text:line-break/> },<text:line-break/> Language: 'English',<text:line-break/> PublishedDate: '2019-08-03'<text:line-break/>}</text:p>
      <text:p text:style-name="P31">Operador IN </text:p>
      <text:p text:style-name="P20"><text:span text:style-name="T4">db.myCollection.find({"Categories":{$in:["Crime","Existentialism"]}}) </text:span>→ devuelve una lista organizada de documentos que cumplen con la condición especificada. </text:p>
      <text:p text:style-name="P22">{<text:line-break/> _id: ObjectId('673a6fa981c1718ad22de61e'),<text:line-break/> Title: 'The Plague',<text:line-break/> Autor: 'Albert Camus',<text:line-break/> Categories: [<text:line-break/> 'Classics',<text:line-break/> 'Existentialism'<text:line-break/> ],<text:line-break/> Stock: 31,<text:line-break/><text:soft-page-break/> Edition: {<text:line-break/> format: 'Paperback',<text:line-break/> Page: '256'<text:line-break/> },<text:line-break/> Language: 'French',<text:line-break/> ISBN: 141185139<text:line-break/>}</text:p>
      <text:p text:style-name="P22">{<text:line-break/> _id: ObjectId('673acb365aa84a13fc0d0c45'),<text:line-break/> Title: 'A Clockwork Orange',<text:line-break/> Autor: 'Anthony Burgess',<text:line-break/> Categories: [<text:line-break/> 'Science Fictions',<text:line-break/> 'Crime',<text:line-break/> 'Crime Fiction',<text:line-break/> 'Classics'<text:line-break/> ],<text:line-break/> Stock: 10,<text:line-break/> <text:s/>Edition: {<text:line-break/> <text:s text:c="3"/>format: 'Paperback',<text:line-break/> <text:s text:c="3"/>Page: '144'<text:line-break/> <text:s/>},<text:line-break/> <text:s/>Language: 'English',<text:line-break/> <text:s/>PublishedDate: '2019-08-03'<text:line-break/>}</text:p>
      <text:p text:style-name="P22"/>
      <text:p text:style-name="P32"><text:span text:style-name="T4">db.myCollection.find({"Language":</text:span><text:span text:style-name="T15">{$in:[“English”,”French”]}}</text:span><text:span text:style-name="T4">).</text:span><text:span text:style-name="T15">sort({“Language”:1})</text:span><text:span text:style-name="T4"> </text:span><text:s/>→ devuelve una lista organizada de documentos según la condición</text:p>
      <text:p text:style-name="P32">//<text:span text:style-name="T16">lista ordenada de izquierda a derecha según orden $in</text:span></text:p>
      <text:p text:style-name="P32"><text:span text:style-name="T4">db.myCollection.find({"Language":</text:span><text:span text:style-name="T15">{$in:[“English”,”French”]}}</text:span><text:span text:style-name="T4">).</text:span><text:span text:style-name="T15">sort({“Language”:-1})</text:span> <text:s/>→ devuelve una lista organizada de documentos según la condición</text:p>
      <text:p text:style-name="P32">//<text:span text:style-name="T16">lista ordenada de derecha a izquierda según orden $in</text:span></text:p>
      <text:p text:style-name="P33"><text:span text:style-name="T4">db.myCollection.find({"Language":</text:span><text:span text:style-name="T15">{$in:[“English”,”French”]}}</text:span><text:span text:style-name="T4">).</text:span><text:span text:style-name="T17">count() </text:span><text:span text:style-name="T18">→ devuelve un número entero que representa la cantidad de documentos que cumplen la condición especificada.</text:span></text:p>
      <text:p text:style-name="P34">7</text:p>
      <text:p text:style-name="P34"/>
      <text:p text:style-name="P35">Operador AND </text:p>
      <text:p text:style-name="P36"><text:span text:style-name="T19">db.myCollection.find({$and:[{'Autor':'George Orwell'}, {'Autor':'Aldous Huxley'}]}) </text:span><text:span text:style-name="T20">→ devuelve los documentos en los que hay coincidencia en los dos atributos especificados. </text:span></text:p>
      <text:p text:style-name="P37"><text:soft-page-break/>//nada</text:p>
      <text:p text:style-name="P37"><text:span text:style-name="T4">db.myCollection.find({'Language':'English', 'Stock':{$gt:10}}).pretty() </text:span>→ devuelve los documentos que cumplen con las condiciones especificadas y son mayores a <text:span text:style-name="T21">n</text:span><text:span text:style-name="T22">. </text:span></text:p>
      <text:p text:style-name="P38">{<text:line-break/> <text:s/>_id: ObjectId('673a6fa981c1718ad22de620'),<text:line-break/> <text:s/>Title: 'The Stranger',<text:line-break/> <text:s/>Autor: 'Albert Camus',<text:line-break/> <text:s/>Categories: [<text:line-break/> <text:s text:c="3"/>'Classics',<text:line-break/> <text:s text:c="3"/>'Fiction'<text:line-break/> <text:s/>],<text:line-break/> <text:s/>Stock: 41,<text:line-break/> <text:s/>Edition: {<text:line-break/> <text:s text:c="3"/>format: 'Paperback',<text:line-break/> <text:s text:c="3"/>Page: '144'<text:line-break/> <text:s/>},<text:line-break/> <text:s/>Language: 'English',<text:line-break/> <text:s/>ISBN: 679720200<text:line-break/>}</text:p>
      <text:p text:style-name="P37">{<text:line-break/> _id: ObjectId('673acb365aa84a13fc0d0c44'),<text:line-break/> Title: 'Brave New World',<text:line-break/> Autor: 'Aldous Huxley',<text:line-break/> Categories: [<text:line-break/> 'Science Fictions'<text:line-break/> ],<text:line-break/> Stock: 23,<text:line-break/> Language: 'English'<text:line-break/>}</text:p>
      <text:p text:style-name="P39">Operador OR </text:p>
      <text:p text:style-name="P40"><text:span text:style-name="T4">db.myCollection.find({$or:[{‘Autor’:’Aldous Huxley’},{‘Title’:’1984’}]})</text:span> → devuelve la lista de documentos que cumplen con alguna de las condiciones especificadas </text:p>
      <text:p text:style-name="P40">{<text:line-break/> _id: ObjectId('673acb365aa84a13fc0d0c43'),<text:line-break/> Title: '1984',<text:line-break/> Autor: 'George Orwell',<text:line-break/> Categories: [<text:line-break/> 'Science Fictions',<text:line-break/> 'Classics'<text:line-break/> ],<text:line-break/> Stock: 5,<text:line-break/> Edition: {<text:line-break/> format: 'Paperback',<text:line-break/> <text:s text:c="3"/>Page: '336'<text:line-break/> <text:s/>},<text:line-break/> <text:s/>Language: 'English',<text:line-break/><text:soft-page-break/> <text:s/>ISBN: 19780141036144<text:line-break/>}</text:p>
      <text:p text:style-name="P40">{<text:line-break/> _id: ObjectId('673acb365aa84a13fc0d0c44'),<text:line-break/> Title: 'Brave New World',<text:line-break/> Autor: 'Aldous Huxley',<text:line-break/> Categories: [<text:line-break/> 'Science Fictions'<text:line-break/> ],<text:line-break/> Stock: 23,<text:line-break/> Language: 'English'<text:line-break/>}</text:p>
      <text:p text:style-name="P41"><text:span text:style-name="T4">db.myCollection.find({$or:[{'Autor':'Aldous Huxley'},{'Stock':{$gt:10}}]}) </text:span>→ devuelve la lista de documentos que cumplen con el valor1 o el valor2. </text:p>
      <text:p text:style-name="P41">{... Title: 'The Plague',<text:line-break/> Autor: 'Albert Camus',...}</text:p>
      <text:p text:style-name="P41">{...Title: 'The Stranger',<text:line-break/> <text:s/>Autor: 'Albert Camus',...}</text:p>
      <text:p text:style-name="P40">{... Title: 'Brave New World',<text:line-break/> Autor: 'Aldous Huxley',…}</text:p>
      <text:p text:style-name="P41"><text:span text:style-name="T4">db.myCollection.find({$or:[{'Autor':'Aldous Huxley'},{'Stock':{$gte:10}}]}) </text:span>→ greater than equal </text:p>
      <text:p text:style-name="P42">{… Title: 'Total Recal',<text:line-break/> Autor: 'Philip K. Dick',…}</text:p>
      <text:p text:style-name="P42">{...Title: 'The Plague',<text:line-break/> <text:s/>Autor: 'Albert Camus',...{</text:p>
      <text:p text:style-name="P40"><text:s/><text:span text:style-name="T23">{...</text:span>Title: 'The Stranger',<text:line-break/> Autor: 'Albert Camus',...<text:span text:style-name="T23">}</text:span></text:p>
      <text:p text:style-name="P40"><text:span text:style-name="T23">{...</text:span> Title: 'Brave New World',<text:line-break/> <text:s/>Autor: 'Aldous Huxley',...<text:span text:style-name="T23">}</text:span></text:p>
      <text:p text:style-name="P40"><text:span text:style-name="T23">{...</text:span> Title: 'A Clockwork Orange',<text:line-break/> Autor: 'Anthony Burgess',…<text:span text:style-name="T23">}</text:span></text:p>
      <text:p text:style-name="P43">db.myCollection.find({$or:[{'Autor':'Aldous Huxley'},{'Stock':{$lt:10}}]})</text:p>
      <text:p text:style-name="P40"><text:s/><text:span text:style-name="T23">{...</text:span>Title: 'On the Road',<text:line-break/> Autor: 'Jack Kerouac',...<text:span text:style-name="T23">}</text:span></text:p>
      <text:p text:style-name="P40"><text:s/><text:span text:style-name="T23">{...</text:span>Title: '1984',<text:line-break/> Autor: 'George Orwell',...<text:span text:style-name="T23">}</text:span></text:p>
      <text:p text:style-name="P40"><text:soft-page-break/><text:span text:style-name="T23">{...</text:span>Title: 'Brave New World',<text:line-break/> Autor: 'Aldous Huxley',…<text:span text:style-name="T23">}</text:span></text:p>
      <text:p text:style-name="P44">db.myCollection.find({$or:[{'Autor':'Aldous Huxley'},{'Stock':{$lt<text:span text:style-name="T23">e</text:span>:10}}]}<text:span text:style-name="T23">)</text:span></text:p>
      <text:p text:style-name="P45"><text:span text:style-name="T23">{...</text:span> Title: 'Total Recal',<text:line-break/> <text:s/>Autor: 'Philip K. Dick',...<text:span text:style-name="T23">}</text:span></text:p>
      <text:p text:style-name="P45"><text:s/><text:span text:style-name="T23">{...</text:span>Title: 'On the Road',<text:line-break/> Autor: 'Jack Kerouac',...<text:span text:style-name="T23">}</text:span></text:p>
      <text:p text:style-name="P45"><text:s/><text:span text:style-name="T23">{...</text:span>Title: '1984',<text:line-break/> Autor: 'George Orwell',...<text:span text:style-name="T23">}</text:span></text:p>
      <text:p text:style-name="P45"><text:span text:style-name="T23">{...</text:span>Title: 'Brave New World',<text:line-break/> Autor: 'Aldous Huxley',…<text:span text:style-name="T23">}</text:span></text:p>
      <text:p text:style-name="P45"><text:span text:style-name="T23">{...</text:span> <text:s/>Title: 'A Clockwork Orange',<text:line-break/> Autor: 'Anthony Burgess',…<text:span text:style-name="T23">}</text:span></text:p>
      <text:p text:style-name="P46">ACTUALIZACIONES (UPDATE) </text:p>
      <text:p text:style-name="P47"><text:span text:style-name="T4">db.myCollection.update({"Title":"Total Recal"},{"Title":"Total Recal", "Autor":"Philip K. Dick", "Categories":["Science Fictions"], "Stock":"10", "Language":"English",})</text:span> → <text:span text:style-name="T24">error con este comando atomic operators</text:span></text:p>
      <text:p text:style-name="P48"/>
      <text:p text:style-name="P47"><text:span text:style-name="T4">db.myCollection.update({"Title":"Total Recal"},{$set:{"Autor":"Philip Khon Dick"}})</text:span> → devuelve el el mensaje de cambio de nombre de clave. </text:p>
      <text:p text:style-name="P47">{<text:line-break/> acknowledged: true,<text:line-break/> insertedId: null,<text:line-break/> matchedCount: 1,<text:line-break/> modifiedCount: 1,<text:line-break/> upsertedCount: 0<text:line-break/>}</text:p>
      <text:p text:style-name="P47"><text:span text:style-name="T4">db.myCollection.update({"Title":"Total Recal"},{$rename:{"Stock":"Available Stock"}}) </text:span>→ devuelve el el mensaje de cambio de nombre de clave. renombrar la clave, </text:p>
      <text:p text:style-name="P47">{<text:line-break/> acknowledged: true,<text:line-break/> insertedId: null,<text:line-break/> matchedCount: 1,<text:line-break/> modifiedCount: 1,<text:line-break/> upsertedCount: 0<text:line-break/>}</text:p>
      <text:p text:style-name="P47"><text:span text:style-name="T4">db.myCollection.updateMany({"Autor":"Albert Camus"},{$set:{"Stock":30}})</text:span> → devuelve el mensaje de actualización. En este caso pondrá el stock en 30 en todos los libros cuyo autor sea Albert Camus. </text:p>
      <text:p text:style-name="P47"><text:soft-page-break/>{<text:line-break/> acknowledged: true,<text:line-break/> insertedId: null,<text:line-break/> matchedCount: 2,<text:line-break/> modifiedCount: 2,<text:line-break/> upsertedCount: 0<text:line-break/>}</text:p>
      <text:p text:style-name="P47"/>
      <text:p text:style-name="P47"><text:span text:style-name="T4">db.myCollection.updateOne({"Autor":"Albert Camus"},{$set:{"Stock":31}})</text:span> → devuelve el mensaje de actualización. En este caso pondrá el stock en 3<text:span text:style-name="T25">1</text:span> solo de uno de los libros. </text:p>
      <text:p text:style-name="P47">{<text:line-break/> acknowledged: true,<text:line-break/> insertedId: null,<text:line-break/> matchedCount: 1,<text:line-break/> modifiedCount: 1,<text:line-break/> upsertedCount: 0<text:line-break/>}</text:p>
      <text:p text:style-name="P46">ELIMINACIÓN (DELETE) </text:p>
      <text:p text:style-name="P49"><text:span text:style-name="T4">db.myCollection.deleteOne({"Title":"Total Recal"}) </text:span>→ devuelve el mensaje de documento eliminado </text:p>
      <text:p text:style-name="P50">{<text:line-break/> acknowledged: true,<text:line-break/> deletedCount: 1<text:line-break/>}</text:p>
      <text:p text:style-name="P50"><text:span text:style-name="T4">db.myCollection.deleteMany({“Autor”:”Albert Camus”})</text:span> → devuelve el mensaje de documento elimina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agraph-properties fo:text-align="start" style:justify-single-word="false"/>
      <style:text-properties fo:color="#000000" loext:opacity="100%" style:font-name="Arial" fo:font-family="Arial"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21:19:00</meta:creation-date>
    <meta:initial-creator>Luis</meta:initial-creator>
    <dc:date>2024-11-18T03:41:44.383000000</dc:date>
    <meta:editing-duration>PT6H54M39S</meta:editing-duration>
    <meta:editing-cycles>35</meta:editing-cycles>
    <meta:generator>LibreOffice/24.8.2.1$Windows_X86_64 LibreOffice_project/0f794b6e29741098670a3b95d60478a65d05ef13</meta:generator>
    <meta:document-statistic meta:table-count="3" meta:image-count="0" meta:object-count="0" meta:page-count="15" meta:paragraph-count="428" meta:word-count="2859" meta:character-count="21786" meta:non-whitespace-character-count="19021"/>
  </office:meta>
</office:document-meta>
</file>